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119.99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7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TCP_20_PINGPONG">
      <style:table-properties table:display="true" style:writing-mode="lr-tb"/>
    </style:style>
    <style:style style:name="ta2" style:family="table" style:master-page-name="PageStyle_5f_DPDK_20_PINGPO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43434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43434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"/>
    <style:style style:name="ce1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434343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CP PINGPONG" table:style-name="ta1">
        <office:forms form:automatic-focus="false" form:apply-design-mode="false"/>
        <table:shapes>
          <draw:frame draw:z-index="0" draw:style-name="gr1" draw:text-style-name="P1" svg:width="385.57pt" svg:height="199.11pt" svg:x="25.57pt" svg:y="917.52pt">
            <loext:p draw:notify-on-update-of-ranges="'TCP PINGPONG'.B62:'TCP PINGPONG'.B62 'TCP PINGPONG'.B49:'TCP PINGPONG'.B56 'TCP PINGPONG'.F39:'TCP PINGPONG'.F46 'TCP PINGPONG'.G39:'TCP PINGPONG'.G46 'TCP PINGPONG'.G39:'TCP PINGPONG'.G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5.57pt" svg:height="199.11pt" svg:x="433.5pt" svg:y="919.05pt">
            <loext:p draw:notify-on-update-of-ranges="'TCP PINGPONG'.B49:'TCP PINGPONG'.B56 'TCP PINGPONG'.F49:'TCP PINGPONG'.F56 'TCP PINGPONG'.G49:'TCP PINGPONG'.G56 'TCP PINGPONG'.G49:'TCP PINGPONG'.G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ample Calculation of LINE rate 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( Packet size ) </text:p>
          </table:table-cell>
          <table:table-cell/>
          <table:table-cell table:style-name="ce7" table:formula="of:=(10^10) / (8 * ([.B3] + 8 + 4 + 1 + 11))" office:value-type="string" office:string-value="14,880,952.38" calcext:value-type="string">
            <text:p>14,880,952.38</text:p>
          </table:table-cell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TCP Pingpong #1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4" office:value-type="string" calcext:value-type="string">
            <text:p>real Packets per sec 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400540" calcext:value-type="float">
            <text:p>50400540</text:p>
          </table:table-cell>
          <table:table-cell table:style-name="ce10" table:formula="of:=[.C7]/10^6" office:value-type="float" office:value="50.40054" calcext:value-type="float">
            <text:p>50.40</text:p>
          </table:table-cell>
          <table:table-cell table:style-name="ce7" table:formula="of:=(10^8) / (8 * ([.B7] + 8 + 4 + 1 + 11))" office:value-type="float" office:value="142045.454545455" calcext:value-type="float">
            <text:p>142,045.45</text:p>
          </table:table-cell>
          <table:table-cell table:style-name="ce3" office:value-type="float" office:value="10413.6" calcext:value-type="float">
            <text:p>10413.6</text:p>
          </table:table-cell>
          <table:table-cell table:style-name="ce8" table:formula="of:=IF(([.F7]/[.E7])&gt;1;1;([.F7]/[.E7]))" office:value-type="percentage" office:value="0.073311744" calcext:value-type="percentage">
            <text:p>7.33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5584419" calcext:value-type="float">
            <text:p>55584419</text:p>
          </table:table-cell>
          <table:table-cell table:style-name="ce10" table:formula="of:=[.C8]/10^6" office:value-type="float" office:value="55.584419" calcext:value-type="float">
            <text:p>55.58</text:p>
          </table:table-cell>
          <table:table-cell table:style-name="ce7" table:formula="of:=(10^8) / (8 * ([.B8] + 8 + 4 + 1 + 11))" office:value-type="float" office:value="82236.8421052632" calcext:value-type="float">
            <text:p>82,236.84</text:p>
          </table:table-cell>
          <table:table-cell table:style-name="ce11" office:value-type="float" office:value="11319.2" calcext:value-type="float">
            <text:p>11319.2</text:p>
          </table:table-cell>
          <table:table-cell table:style-name="ce8" table:formula="of:=IF(([.F8]/[.E8])&gt;1;1;([.F8]/[.E8]))" office:value-type="percentage" office:value="0.137641472" calcext:value-type="percentage">
            <text:p>13.76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455128" calcext:value-type="float">
            <text:p>50455128</text:p>
          </table:table-cell>
          <table:table-cell table:style-name="ce10" table:formula="of:=[.C9]/10^6" office:value-type="float" office:value="50.455128" calcext:value-type="float">
            <text:p>50.46</text:p>
          </table:table-cell>
          <table:table-cell table:style-name="ce7" table:formula="of:=(10^8) / (8 * ([.B9] + 8 + 4 + 1 + 11))" office:value-type="float" office:value="44642.8571428571" calcext:value-type="float">
            <text:p>44,642.86</text:p>
          </table:table-cell>
          <table:table-cell table:style-name="ce3" office:value-type="float" office:value="10522.3" calcext:value-type="float">
            <text:p>10522.3</text:p>
          </table:table-cell>
          <table:table-cell table:style-name="ce8" table:formula="of:=IF(([.F9]/[.E9])&gt;1;1;([.F9]/[.E9]))" office:value-type="percentage" office:value="0.23569952" calcext:value-type="percentage">
            <text:p>23.57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3760048" calcext:value-type="float">
            <text:p>53760048</text:p>
          </table:table-cell>
          <table:table-cell table:style-name="ce10" table:formula="of:=[.C10]/10^6" office:value-type="float" office:value="53.760048" calcext:value-type="float">
            <text:p>53.76</text:p>
          </table:table-cell>
          <table:table-cell table:style-name="ce7" table:formula="of:=(10^8) / (8 * ([.B10] + 8 + 4 + 1 + 11))" office:value-type="float" office:value="23320.8955223881" calcext:value-type="float">
            <text:p>23,320.90</text:p>
          </table:table-cell>
          <table:table-cell table:style-name="ce3" office:value-type="float" office:value="11133.7" calcext:value-type="float">
            <text:p>11133.7</text:p>
          </table:table-cell>
          <table:table-cell table:style-name="ce8" table:formula="of:=IF(([.F10]/[.E10])&gt;1;1;([.F10]/[.E10]))" office:value-type="percentage" office:value="0.477413056" calcext:value-type="percentage">
            <text:p>47.74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53866491" calcext:value-type="float">
            <text:p>53866491</text:p>
          </table:table-cell>
          <table:table-cell table:style-name="ce10" table:formula="of:=[.C11]/10^6" office:value-type="float" office:value="53.866491" calcext:value-type="float">
            <text:p>53.87</text:p>
          </table:table-cell>
          <table:table-cell table:style-name="ce7" table:formula="of:=(10^8) / (8 * ([.B11] + 8 + 4 + 1 + 11))" office:value-type="float" office:value="11927.4809160305" calcext:value-type="float">
            <text:p>11,927.48</text:p>
          </table:table-cell>
          <table:table-cell table:style-name="ce3" office:value-type="float" office:value="10672.2" calcext:value-type="float">
            <text:p>10672.2</text:p>
          </table:table-cell>
          <table:table-cell table:style-name="ce8" table:formula="of:=IF(([.F11]/[.E11])&gt;1;1;([.F11]/[.E11]))" office:value-type="percentage" office:value="0.894757248" calcext:value-type="percentage">
            <text:p>89.48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55248960" calcext:value-type="float">
            <text:p>55248960</text:p>
          </table:table-cell>
          <table:table-cell table:style-name="ce10" table:formula="of:=[.C12]/10^6" office:value-type="float" office:value="55.24896" calcext:value-type="float">
            <text:p>55.25</text:p>
          </table:table-cell>
          <table:table-cell table:style-name="ce7" table:formula="of:=(10^8) / (8 * ([.B12] + 8 + 4 + 1 + 11))" office:value-type="float" office:value="8106.35538261997" calcext:value-type="float">
            <text:p>8,106.36</text:p>
          </table:table-cell>
          <table:table-cell table:style-name="ce3" office:value-type="float" office:value="10853.6" calcext:value-type="float">
            <text:p>10853.6</text:p>
          </table:table-cell>
          <table:table-cell table:style-name="ce8" table:formula="of:=IF(([.F12]/[.E12])&gt;1;1;([.F12]/[.E12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55811672" calcext:value-type="float">
            <text:p>55811672</text:p>
          </table:table-cell>
          <table:table-cell table:style-name="ce10" table:formula="of:=[.C13]/10^6" office:value-type="float" office:value="55.811672" calcext:value-type="float">
            <text:p>55.81</text:p>
          </table:table-cell>
          <table:table-cell table:style-name="ce7" table:formula="of:=(10^8) / (8 * ([.B13] + 8 + 4 + 1 + 11))" office:value-type="float" office:value="6032.81853281853" calcext:value-type="float">
            <text:p>6,032.82</text:p>
          </table:table-cell>
          <table:table-cell table:style-name="ce3" office:value-type="float" office:value="10758.3" calcext:value-type="float">
            <text:p>10758.3</text:p>
          </table:table-cell>
          <table:table-cell table:style-name="ce8" table:formula="of:=IF(([.F13]/[.E13])&gt;1;1;([.F13]/[.E13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6664575" calcext:value-type="float">
            <text:p>56664575</text:p>
          </table:table-cell>
          <table:table-cell table:style-name="ce10" table:formula="of:=[.C14]/10^6" office:value-type="float" office:value="56.664575" calcext:value-type="float">
            <text:p>56.66</text:p>
          </table:table-cell>
          <table:table-cell table:style-name="ce7" table:formula="of:=(10^8) / (8 * ([.B14] + 8 + 4 + 1 + 11))" office:value-type="float" office:value="4133.59788359788" calcext:value-type="float">
            <text:p>4,133.60</text:p>
          </table:table-cell>
          <table:table-cell table:style-name="ce3" office:value-type="float" office:value="11387.1" calcext:value-type="float">
            <text:p>11387.1</text:p>
          </table:table-cell>
          <table:table-cell table:style-name="ce8" table:formula="of:=IF(([.F14]/[.E14])&gt;1;1;([.F14]/[.E14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CP Pingpong #2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4" office:value-type="string" calcext:value-type="string">
            <text:p>real Packets per sec 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438489" calcext:value-type="float">
            <text:p>51438489</text:p>
          </table:table-cell>
          <table:table-cell table:style-name="ce10" table:formula="of:=[.C18]/10^6" office:value-type="float" office:value="51.438489" calcext:value-type="float">
            <text:p>51.44</text:p>
          </table:table-cell>
          <table:table-cell table:style-name="ce7" table:formula="of:=(10^8) / (8 * ([.B18] + 8 + 4 + 1 + 11))" office:value-type="float" office:value="142045.454545455" calcext:value-type="float">
            <text:p>142,045.45</text:p>
          </table:table-cell>
          <table:table-cell table:style-name="ce3" office:value-type="float" office:value="10659.7" calcext:value-type="float">
            <text:p>10659.7</text:p>
          </table:table-cell>
          <table:table-cell table:style-name="ce8" table:formula="of:=IF(([.F18]/[.E18])&gt;1;1;([.F18]/[.E18]))" office:value-type="percentage" office:value="0.075044288" calcext:value-type="percentage">
            <text:p>7.5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4294438" calcext:value-type="float">
            <text:p>54294438</text:p>
          </table:table-cell>
          <table:table-cell table:style-name="ce10" table:formula="of:=[.C19]/10^6" office:value-type="float" office:value="54.294438" calcext:value-type="float">
            <text:p>54.29</text:p>
          </table:table-cell>
          <table:table-cell table:style-name="ce7" table:formula="of:=(10^8) / (8 * ([.B19] + 8 + 4 + 1 + 11))" office:value-type="float" office:value="82236.8421052632" calcext:value-type="float">
            <text:p>82,236.84</text:p>
          </table:table-cell>
          <table:table-cell table:style-name="ce3" office:value-type="float" office:value="11091.1" calcext:value-type="float">
            <text:p>11091.1</text:p>
          </table:table-cell>
          <table:table-cell table:style-name="ce8" table:formula="of:=IF(([.F19]/[.E19])&gt;1;1;([.F19]/[.E19]))" office:value-type="percentage" office:value="0.134867776" calcext:value-type="percentage">
            <text:p>13.49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701550" calcext:value-type="float">
            <text:p>50701550</text:p>
          </table:table-cell>
          <table:table-cell table:style-name="ce10" table:formula="of:=[.C20]/10^6" office:value-type="float" office:value="50.70155" calcext:value-type="float">
            <text:p>50.70</text:p>
          </table:table-cell>
          <table:table-cell table:style-name="ce7" table:formula="of:=(10^8) / (8 * ([.B20] + 8 + 4 + 1 + 11))" office:value-type="float" office:value="44642.8571428571" calcext:value-type="float">
            <text:p>44,642.86</text:p>
          </table:table-cell>
          <table:table-cell table:style-name="ce3" office:value-type="float" office:value="10547.7" calcext:value-type="float">
            <text:p>10547.7</text:p>
          </table:table-cell>
          <table:table-cell table:style-name="ce8" table:formula="of:=IF(([.F20]/[.E20])&gt;1;1;([.F20]/[.E20]))" office:value-type="percentage" office:value="0.23626848" calcext:value-type="percentage">
            <text:p>23.63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2233763" calcext:value-type="float">
            <text:p>52233763</text:p>
          </table:table-cell>
          <table:table-cell table:style-name="ce10" table:formula="of:=[.C21]/10^6" office:value-type="float" office:value="52.233763" calcext:value-type="float">
            <text:p>52.23</text:p>
          </table:table-cell>
          <table:table-cell table:style-name="ce7" table:formula="of:=(10^8) / (8 * ([.B21] + 8 + 4 + 1 + 11))" office:value-type="float" office:value="23320.8955223881" calcext:value-type="float">
            <text:p>23,320.90</text:p>
          </table:table-cell>
          <table:table-cell table:style-name="ce3" office:value-type="float" office:value="10968.4" calcext:value-type="float">
            <text:p>10968.4</text:p>
          </table:table-cell>
          <table:table-cell table:style-name="ce8" table:formula="of:=IF(([.F21]/[.E21])&gt;1;1;([.F21]/[.E21]))" office:value-type="percentage" office:value="0.470324992" calcext:value-type="percentage">
            <text:p>47.03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55688099" calcext:value-type="float">
            <text:p>55688099</text:p>
          </table:table-cell>
          <table:table-cell table:style-name="ce10" table:formula="of:=[.C22]/10^6" office:value-type="float" office:value="55.688099" calcext:value-type="float">
            <text:p>55.69</text:p>
          </table:table-cell>
          <table:table-cell table:style-name="ce7" table:formula="of:=(10^8) / (8 * ([.B22] + 8 + 4 + 1 + 11))" office:value-type="float" office:value="11927.4809160305" calcext:value-type="float">
            <text:p>11,927.48</text:p>
          </table:table-cell>
          <table:table-cell table:style-name="ce3" office:value-type="float" office:value="11020.7" calcext:value-type="float">
            <text:p>11020.7</text:p>
          </table:table-cell>
          <table:table-cell table:style-name="ce8" table:formula="of:=IF(([.F22]/[.E22])&gt;1;1;([.F22]/[.E22]))" office:value-type="percentage" office:value="0.923975488" calcext:value-type="percentage">
            <text:p>92.4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57986193" calcext:value-type="float">
            <text:p>57986193</text:p>
          </table:table-cell>
          <table:table-cell table:style-name="ce10" table:formula="of:=[.C23]/10^6" office:value-type="float" office:value="57.986193" calcext:value-type="float">
            <text:p>57.99</text:p>
          </table:table-cell>
          <table:table-cell table:style-name="ce7" table:formula="of:=(10^8) / (8 * ([.B23] + 8 + 4 + 1 + 11))" office:value-type="float" office:value="8106.35538261997" calcext:value-type="float">
            <text:p>8,106.36</text:p>
          </table:table-cell>
          <table:table-cell table:style-name="ce3" office:value-type="float" office:value="11384.9" calcext:value-type="float">
            <text:p>11384.9</text:p>
          </table:table-cell>
          <table:table-cell table:style-name="ce8" table:formula="of:=IF(([.F23]/[.E23])&gt;1;1;([.F23]/[.E23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57607118" calcext:value-type="float">
            <text:p>57607118</text:p>
          </table:table-cell>
          <table:table-cell table:style-name="ce10" table:formula="of:=[.C24]/10^6" office:value-type="float" office:value="57.607118" calcext:value-type="float">
            <text:p>57.61</text:p>
          </table:table-cell>
          <table:table-cell table:style-name="ce7" table:formula="of:=(10^8) / (8 * ([.B24] + 8 + 4 + 1 + 11))" office:value-type="float" office:value="6032.81853281853" calcext:value-type="float">
            <text:p>6,032.82</text:p>
          </table:table-cell>
          <table:table-cell table:style-name="ce3" office:value-type="float" office:value="10969.2" calcext:value-type="float">
            <text:p>10969.2</text:p>
          </table:table-cell>
          <table:table-cell table:style-name="ce8" table:formula="of:=IF(([.F24]/[.E24])&gt;1;1;([.F24]/[.E24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7918148" calcext:value-type="float">
            <text:p>57918148</text:p>
          </table:table-cell>
          <table:table-cell table:style-name="ce10" table:formula="of:=[.C25]/10^6" office:value-type="float" office:value="57.918148" calcext:value-type="float">
            <text:p>57.92</text:p>
          </table:table-cell>
          <table:table-cell table:style-name="ce7" table:formula="of:=(10^8) / (8 * ([.B25] + 8 + 4 + 1 + 11))" office:value-type="float" office:value="4133.59788359788" calcext:value-type="float">
            <text:p>4,133.60</text:p>
          </table:table-cell>
          <table:table-cell table:style-name="ce3" office:value-type="float" office:value="11406.1" calcext:value-type="float">
            <text:p>11406.1</text:p>
          </table:table-cell>
          <table:table-cell table:style-name="ce8" table:formula="of:=IF(([.F25]/[.E25])&gt;1;1;([.F25]/[.E25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CP Pingpong #3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4" office:value-type="string" calcext:value-type="string">
            <text:p>real Packets per sec 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626706" calcext:value-type="float">
            <text:p>50626706</text:p>
          </table:table-cell>
          <table:table-cell table:style-name="ce10" table:formula="of:=[.C29]/10^6" office:value-type="float" office:value="50.626706" calcext:value-type="float">
            <text:p>50.63</text:p>
          </table:table-cell>
          <table:table-cell table:style-name="ce7" table:formula="of:=(10^8) / (8 * ([.B29] + 8 + 4 + 1 + 11))" office:value-type="float" office:value="142045.454545455" calcext:value-type="float">
            <text:p>142,045.45</text:p>
          </table:table-cell>
          <table:table-cell table:style-name="ce3" office:value-type="float" office:value="10452.9" calcext:value-type="float">
            <text:p>10452.9</text:p>
          </table:table-cell>
          <table:table-cell table:style-name="ce8" table:formula="of:=IF(([.F29]/[.E29])&gt;1;1;([.F29]/[.E29]))" office:value-type="percentage" office:value="0.073588416" calcext:value-type="percentage">
            <text:p>7.36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1313633" calcext:value-type="float">
            <text:p>51313633</text:p>
          </table:table-cell>
          <table:table-cell table:style-name="ce10" table:formula="of:=[.C30]/10^6" office:value-type="float" office:value="51.313633" calcext:value-type="float">
            <text:p>51.31</text:p>
          </table:table-cell>
          <table:table-cell table:style-name="ce7" table:formula="of:=(10^8) / (8 * ([.B30] + 8 + 4 + 1 + 11))" office:value-type="float" office:value="82236.8421052632" calcext:value-type="float">
            <text:p>82,236.84</text:p>
          </table:table-cell>
          <table:table-cell table:style-name="ce3" office:value-type="float" office:value="10462.1" calcext:value-type="float">
            <text:p>10462.1</text:p>
          </table:table-cell>
          <table:table-cell table:style-name="ce8" table:formula="of:=IF(([.F30]/[.E30])&gt;1;1;([.F30]/[.E30]))" office:value-type="percentage" office:value="0.127219136" calcext:value-type="percentage">
            <text:p>12.72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49396" calcext:value-type="float">
            <text:p>51249396</text:p>
          </table:table-cell>
          <table:table-cell table:style-name="ce10" table:formula="of:=[.C31]/10^6" office:value-type="float" office:value="51.249396" calcext:value-type="float">
            <text:p>51.25</text:p>
          </table:table-cell>
          <table:table-cell table:style-name="ce7" table:formula="of:=(10^8) / (8 * ([.B31] + 8 + 4 + 1 + 11))" office:value-type="float" office:value="44642.8571428571" calcext:value-type="float">
            <text:p>44,642.86</text:p>
          </table:table-cell>
          <table:table-cell table:style-name="ce3" office:value-type="float" office:value="10782.2" calcext:value-type="float">
            <text:p>10782.2</text:p>
          </table:table-cell>
          <table:table-cell table:style-name="ce8" table:formula="of:=IF(([.F31]/[.E31])&gt;1;1;([.F31]/[.E31]))" office:value-type="percentage" office:value="0.24152128" calcext:value-type="percentage">
            <text:p>24.15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3408986" calcext:value-type="float">
            <text:p>53408986</text:p>
          </table:table-cell>
          <table:table-cell table:style-name="ce10" table:formula="of:=[.C32]/10^6" office:value-type="float" office:value="53.408986" calcext:value-type="float">
            <text:p>53.41</text:p>
          </table:table-cell>
          <table:table-cell table:style-name="ce7" table:formula="of:=(10^8) / (8 * ([.B32] + 8 + 4 + 1 + 11))" office:value-type="float" office:value="23320.8955223881" calcext:value-type="float">
            <text:p>23,320.90</text:p>
          </table:table-cell>
          <table:table-cell table:style-name="ce3" office:value-type="float" office:value="11118" calcext:value-type="float">
            <text:p>11118</text:p>
          </table:table-cell>
          <table:table-cell table:style-name="ce8" table:formula="of:=IF(([.F32]/[.E32])&gt;1;1;([.F32]/[.E32]))" office:value-type="percentage" office:value="0.47673984" calcext:value-type="percentage">
            <text:p>47.67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55266119" calcext:value-type="float">
            <text:p>55266119</text:p>
          </table:table-cell>
          <table:table-cell table:style-name="ce10" table:formula="of:=[.C33]/10^6" office:value-type="float" office:value="55.266119" calcext:value-type="float">
            <text:p>55.27</text:p>
          </table:table-cell>
          <table:table-cell table:style-name="ce7" table:formula="of:=(10^8) / (8 * ([.B33] + 8 + 4 + 1 + 11))" office:value-type="float" office:value="11927.4809160305" calcext:value-type="float">
            <text:p>11,927.48</text:p>
          </table:table-cell>
          <table:table-cell table:style-name="ce3" office:value-type="float" office:value="11108.9" calcext:value-type="float">
            <text:p>11108.9</text:p>
          </table:table-cell>
          <table:table-cell table:style-name="ce8" table:formula="of:=IF(([.F33]/[.E33])&gt;1;1;([.F33]/[.E33]))" office:value-type="percentage" office:value="0.931370176" calcext:value-type="percentage">
            <text:p>93.14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58383564" calcext:value-type="float">
            <text:p>58383564</text:p>
          </table:table-cell>
          <table:table-cell table:style-name="ce10" table:formula="of:=[.C34]/10^6" office:value-type="float" office:value="58.383564" calcext:value-type="float">
            <text:p>58.38</text:p>
          </table:table-cell>
          <table:table-cell table:style-name="ce7" table:formula="of:=(10^8) / (8 * ([.B34] + 8 + 4 + 1 + 11))" office:value-type="float" office:value="8106.35538261997" calcext:value-type="float">
            <text:p>8,106.36</text:p>
          </table:table-cell>
          <table:table-cell table:style-name="ce3" office:value-type="float" office:value="11336.6" calcext:value-type="float">
            <text:p>11336.6</text:p>
          </table:table-cell>
          <table:table-cell table:style-name="ce8" table:formula="of:=IF(([.F34]/[.E34])&gt;1;1;([.F34]/[.E34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54423059" calcext:value-type="float">
            <text:p>54423059</text:p>
          </table:table-cell>
          <table:table-cell table:style-name="ce10" table:formula="of:=[.C35]/10^6" office:value-type="float" office:value="54.423059" calcext:value-type="float">
            <text:p>54.42</text:p>
          </table:table-cell>
          <table:table-cell table:style-name="ce7" table:formula="of:=(10^8) / (8 * ([.B35] + 8 + 4 + 1 + 11))" office:value-type="float" office:value="6032.81853281853" calcext:value-type="float">
            <text:p>6,032.82</text:p>
          </table:table-cell>
          <table:table-cell table:style-name="ce3" office:value-type="float" office:value="10642.7" calcext:value-type="float">
            <text:p>10642.7</text:p>
          </table:table-cell>
          <table:table-cell table:style-name="ce8" table:formula="of:=IF(([.F35]/[.E35])&gt;1;1;([.F35]/[.E35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2183647" calcext:value-type="float">
            <text:p>52183647</text:p>
          </table:table-cell>
          <table:table-cell table:style-name="ce10" table:formula="of:=[.C36]/10^6" office:value-type="float" office:value="52.183647" calcext:value-type="float">
            <text:p>52.18</text:p>
          </table:table-cell>
          <table:table-cell table:style-name="ce7" table:formula="of:=(10^8) / (8 * ([.B36] + 8 + 4 + 1 + 11))" office:value-type="float" office:value="4133.59788359788" calcext:value-type="float">
            <text:p>4,133.60</text:p>
          </table:table-cell>
          <table:table-cell table:style-name="ce3" office:value-type="float" office:value="10442.3" calcext:value-type="float">
            <text:p>10442.3</text:p>
          </table:table-cell>
          <table:table-cell table:style-name="ce8" table:formula="of:=IF(([.F36]/[.E36])&gt;1;1;([.F36]/[.E36])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hroughput 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D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64" calcext:value-type="float">
            <text:p>64</text:p>
          </table:table-cell>
          <table:table-cell table:style-name="ce7" table:formula="of:=[.D7]" office:value-type="float" office:value="50.40054" calcext:value-type="float">
            <text:p>50.40</text:p>
          </table:table-cell>
          <table:table-cell table:style-name="ce7" table:formula="of:=[.D18]" office:value-type="float" office:value="51.438489" calcext:value-type="float">
            <text:p>51.44</text:p>
          </table:table-cell>
          <table:table-cell table:style-name="ce7" table:formula="of:=[.D29]" office:value-type="float" office:value="50.626706" calcext:value-type="float">
            <text:p>50.63</text:p>
          </table:table-cell>
          <table:table-cell table:style-name="ce12" table:formula="of:=AVERAGE([.C39:.E39])" office:value-type="float" office:value="50.8219116666667" calcext:value-type="float">
            <text:p>50.82</text:p>
          </table:table-cell>
          <table:table-cell table:style-name="ce12" table:formula="of:=STDEV([.C39:.E39])" office:value-type="float" office:value="0.545814502257252" calcext:value-type="float">
            <text:p>0.55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28" calcext:value-type="float">
            <text:p>128</text:p>
          </table:table-cell>
          <table:table-cell table:style-name="ce7" table:formula="of:=[.D8]" office:value-type="float" office:value="55.584419" calcext:value-type="float">
            <text:p>55.58</text:p>
          </table:table-cell>
          <table:table-cell table:style-name="ce7" table:formula="of:=[.D19]" office:value-type="float" office:value="54.294438" calcext:value-type="float">
            <text:p>54.29</text:p>
          </table:table-cell>
          <table:table-cell table:style-name="ce7" table:formula="of:=[.D30]" office:value-type="float" office:value="51.313633" calcext:value-type="float">
            <text:p>51.31</text:p>
          </table:table-cell>
          <table:table-cell table:style-name="ce12" table:formula="of:=AVERAGE([.C40:.E40])" office:value-type="float" office:value="53.73083" calcext:value-type="float">
            <text:p>53.73</text:p>
          </table:table-cell>
          <table:table-cell table:style-name="ce12" table:formula="of:=STDEV([.C40:.E40])" office:value-type="float" office:value="2.19046655936515" calcext:value-type="float">
            <text:p>2.19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56" calcext:value-type="float">
            <text:p>256</text:p>
          </table:table-cell>
          <table:table-cell table:style-name="ce7" table:formula="of:=[.D9]" office:value-type="float" office:value="50.455128" calcext:value-type="float">
            <text:p>50.46</text:p>
          </table:table-cell>
          <table:table-cell table:style-name="ce7" table:formula="of:=[.D20]" office:value-type="float" office:value="50.70155" calcext:value-type="float">
            <text:p>50.70</text:p>
          </table:table-cell>
          <table:table-cell table:style-name="ce7" table:formula="of:=[.D31]" office:value-type="float" office:value="51.249396" calcext:value-type="float">
            <text:p>51.25</text:p>
          </table:table-cell>
          <table:table-cell table:style-name="ce12" table:formula="of:=AVERAGE([.C41:.E41])" office:value-type="float" office:value="50.8020246666667" calcext:value-type="float">
            <text:p>50.80</text:p>
          </table:table-cell>
          <table:table-cell table:style-name="ce12" table:formula="of:=STDEV([.C41:.E41])" office:value-type="float" office:value="0.406554772370626" calcext:value-type="float">
            <text:p>0.41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512" calcext:value-type="float">
            <text:p>512</text:p>
          </table:table-cell>
          <table:table-cell table:style-name="ce7" table:formula="of:=[.D10]" office:value-type="float" office:value="53.760048" calcext:value-type="float">
            <text:p>53.76</text:p>
          </table:table-cell>
          <table:table-cell table:style-name="ce7" table:formula="of:=[.D21]" office:value-type="float" office:value="52.233763" calcext:value-type="float">
            <text:p>52.23</text:p>
          </table:table-cell>
          <table:table-cell table:style-name="ce7" table:formula="of:=[.D32]" office:value-type="float" office:value="53.408986" calcext:value-type="float">
            <text:p>53.41</text:p>
          </table:table-cell>
          <table:table-cell table:style-name="ce12" table:formula="of:=AVERAGE([.C42:.E42])" office:value-type="float" office:value="53.1342656666667" calcext:value-type="float">
            <text:p>53.13</text:p>
          </table:table-cell>
          <table:table-cell table:style-name="ce12" table:formula="of:=STDEV([.C42:.E42])" office:value-type="float" office:value="0.799368451633118" calcext:value-type="float">
            <text:p>0.8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024" calcext:value-type="float">
            <text:p>1024</text:p>
          </table:table-cell>
          <table:table-cell table:style-name="ce7" table:formula="of:=[.D11]" office:value-type="float" office:value="53.866491" calcext:value-type="float">
            <text:p>53.87</text:p>
          </table:table-cell>
          <table:table-cell table:style-name="ce7" table:formula="of:=[.D22]" office:value-type="float" office:value="55.688099" calcext:value-type="float">
            <text:p>55.69</text:p>
          </table:table-cell>
          <table:table-cell table:style-name="ce7" table:formula="of:=[.D33]" office:value-type="float" office:value="55.266119" calcext:value-type="float">
            <text:p>55.27</text:p>
          </table:table-cell>
          <table:table-cell table:style-name="ce12" table:formula="of:=AVERAGE([.C43:.E43])" office:value-type="float" office:value="54.9402363333333" calcext:value-type="float">
            <text:p>54.94</text:p>
          </table:table-cell>
          <table:table-cell table:style-name="ce12" table:formula="of:=STDEV([.C43:.E43])" office:value-type="float" office:value="0.953526906144411" calcext:value-type="float">
            <text:p>0.95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518" calcext:value-type="float">
            <text:p>1518</text:p>
          </table:table-cell>
          <table:table-cell table:style-name="ce7" table:formula="of:=[.D12]" office:value-type="float" office:value="55.24896" calcext:value-type="float">
            <text:p>55.25</text:p>
          </table:table-cell>
          <table:table-cell table:style-name="ce7" table:formula="of:=[.D23]" office:value-type="float" office:value="57.986193" calcext:value-type="float">
            <text:p>57.99</text:p>
          </table:table-cell>
          <table:table-cell table:style-name="ce7" table:formula="of:=[.D34]" office:value-type="float" office:value="58.383564" calcext:value-type="float">
            <text:p>58.38</text:p>
          </table:table-cell>
          <table:table-cell table:style-name="ce12" table:formula="of:=AVERAGE([.C44:.E44])" office:value-type="float" office:value="57.206239" calcext:value-type="float">
            <text:p>57.21</text:p>
          </table:table-cell>
          <table:table-cell table:style-name="ce12" table:formula="of:=STDEV([.C44:.E44])" office:value-type="float" office:value="1.70665806205901" calcext:value-type="float">
            <text:p>1.71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048" calcext:value-type="float">
            <text:p>2048</text:p>
          </table:table-cell>
          <table:table-cell table:style-name="ce7" table:formula="of:=[.D13]" office:value-type="float" office:value="55.811672" calcext:value-type="float">
            <text:p>55.81</text:p>
          </table:table-cell>
          <table:table-cell table:style-name="ce7" table:formula="of:=[.D24]" office:value-type="float" office:value="57.607118" calcext:value-type="float">
            <text:p>57.61</text:p>
          </table:table-cell>
          <table:table-cell table:style-name="ce7" table:formula="of:=[.D35]" office:value-type="float" office:value="54.423059" calcext:value-type="float">
            <text:p>54.42</text:p>
          </table:table-cell>
          <table:table-cell table:style-name="ce12" table:formula="of:=AVERAGE([.C45:.E45])" office:value-type="float" office:value="55.947283" calcext:value-type="float">
            <text:p>55.95</text:p>
          </table:table-cell>
          <table:table-cell table:style-name="ce12" table:formula="of:=STDEV([.C45:.E45])" office:value-type="float" office:value="1.59635543860413" calcext:value-type="float">
            <text:p>1.6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3000" calcext:value-type="float">
            <text:p>3000</text:p>
          </table:table-cell>
          <table:table-cell table:style-name="ce7" table:formula="of:=[.D14]" office:value-type="float" office:value="56.664575" calcext:value-type="float">
            <text:p>56.66</text:p>
          </table:table-cell>
          <table:table-cell table:style-name="ce7" table:formula="of:=[.D25]" office:value-type="float" office:value="57.918148" calcext:value-type="float">
            <text:p>57.92</text:p>
          </table:table-cell>
          <table:table-cell table:style-name="ce7" table:formula="of:=[.D36]" office:value-type="float" office:value="52.183647" calcext:value-type="float">
            <text:p>52.18</text:p>
          </table:table-cell>
          <table:table-cell table:style-name="ce12" table:formula="of:=AVERAGE([.C46:.E46])" office:value-type="float" office:value="55.58879" calcext:value-type="float">
            <text:p>55.59</text:p>
          </table:table-cell>
          <table:table-cell table:style-name="ce12" table:formula="of:=STDEV([.C46:.E46])" office:value-type="float" office:value="3.0148151609044" calcext:value-type="float">
            <text:p>3.0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ine Rate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D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64" calcext:value-type="float">
            <text:p>64</text:p>
          </table:table-cell>
          <table:table-cell table:style-name="ce8" table:formula="of:=[.G7]" office:value-type="percentage" office:value="0.073311744" calcext:value-type="percentage">
            <text:p>7.33%</text:p>
          </table:table-cell>
          <table:table-cell table:style-name="ce8" table:formula="of:=[.G18]" office:value-type="percentage" office:value="0.075044288" calcext:value-type="percentage">
            <text:p>7.50%</text:p>
          </table:table-cell>
          <table:table-cell table:style-name="ce8" table:formula="of:=[.G29]" office:value-type="percentage" office:value="0.073588416" calcext:value-type="percentage">
            <text:p>7.36%</text:p>
          </table:table-cell>
          <table:table-cell table:style-name="ce12" table:formula="of:=AVERAGE([.C49:.E49])" office:value-type="float" office:value="0.0739814826666667" calcext:value-type="float">
            <text:p>0.07</text:p>
          </table:table-cell>
          <table:table-cell table:style-name="ce12" table:formula="of:=STDEV([.C49:.E49])" office:value-type="float" office:value="0.000930754119688618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28" calcext:value-type="float">
            <text:p>128</text:p>
          </table:table-cell>
          <table:table-cell table:style-name="ce8" table:formula="of:=[.G8]" office:value-type="percentage" office:value="0.137641472" calcext:value-type="percentage">
            <text:p>13.76%</text:p>
          </table:table-cell>
          <table:table-cell table:style-name="ce8" table:formula="of:=[.G19]" office:value-type="percentage" office:value="0.134867776" calcext:value-type="percentage">
            <text:p>13.49%</text:p>
          </table:table-cell>
          <table:table-cell table:style-name="ce8" table:formula="of:=[.G30]" office:value-type="percentage" office:value="0.127219136" calcext:value-type="percentage">
            <text:p>12.72%</text:p>
          </table:table-cell>
          <table:table-cell table:style-name="ce12" table:formula="of:=AVERAGE([.C50:.E50])" office:value-type="float" office:value="0.133242794666667" calcext:value-type="float">
            <text:p>0.13</text:p>
          </table:table-cell>
          <table:table-cell table:style-name="ce12" table:formula="of:=STDEV([.C50:.E50])" office:value-type="float" office:value="0.0053978417144712" calcext:value-type="float">
            <text:p>0.01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56" calcext:value-type="float">
            <text:p>256</text:p>
          </table:table-cell>
          <table:table-cell table:style-name="ce8" table:formula="of:=[.G9]" office:value-type="percentage" office:value="0.23569952" calcext:value-type="percentage">
            <text:p>23.57%</text:p>
          </table:table-cell>
          <table:table-cell table:style-name="ce8" table:formula="of:=[.G20]" office:value-type="percentage" office:value="0.23626848" calcext:value-type="percentage">
            <text:p>23.63%</text:p>
          </table:table-cell>
          <table:table-cell table:style-name="ce8" table:formula="of:=[.G31]" office:value-type="percentage" office:value="0.24152128" calcext:value-type="percentage">
            <text:p>24.15%</text:p>
          </table:table-cell>
          <table:table-cell table:style-name="ce12" table:formula="of:=AVERAGE([.C51:.E51])" office:value-type="float" office:value="0.23782976" calcext:value-type="float">
            <text:p>0.24</text:p>
          </table:table-cell>
          <table:table-cell table:style-name="ce12" table:formula="of:=STDEV([.C51:.E51])" office:value-type="float" office:value="0.00320958234092849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512" calcext:value-type="float">
            <text:p>512</text:p>
          </table:table-cell>
          <table:table-cell table:style-name="ce8" table:formula="of:=[.G10]" office:value-type="percentage" office:value="0.477413056" calcext:value-type="percentage">
            <text:p>47.74%</text:p>
          </table:table-cell>
          <table:table-cell table:style-name="ce8" table:formula="of:=[.G21]" office:value-type="percentage" office:value="0.470324992" calcext:value-type="percentage">
            <text:p>47.03%</text:p>
          </table:table-cell>
          <table:table-cell table:style-name="ce8" table:formula="of:=[.G32]" office:value-type="percentage" office:value="0.47673984" calcext:value-type="percentage">
            <text:p>47.67%</text:p>
          </table:table-cell>
          <table:table-cell table:style-name="ce12" table:formula="of:=AVERAGE([.C52:.E52])" office:value-type="float" office:value="0.474825962666667" calcext:value-type="float">
            <text:p>0.47</text:p>
          </table:table-cell>
          <table:table-cell table:style-name="ce12" table:formula="of:=STDEV([.C52:.E52])" office:value-type="float" office:value="0.0039124618403646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024" calcext:value-type="float">
            <text:p>1024</text:p>
          </table:table-cell>
          <table:table-cell table:style-name="ce8" table:formula="of:=[.G11]" office:value-type="percentage" office:value="0.894757248" calcext:value-type="percentage">
            <text:p>89.48%</text:p>
          </table:table-cell>
          <table:table-cell table:style-name="ce8" table:formula="of:=[.G22]" office:value-type="percentage" office:value="0.923975488" calcext:value-type="percentage">
            <text:p>92.40%</text:p>
          </table:table-cell>
          <table:table-cell table:style-name="ce8" table:formula="of:=[.G33]" office:value-type="percentage" office:value="0.931370176" calcext:value-type="percentage">
            <text:p>93.14%</text:p>
          </table:table-cell>
          <table:table-cell table:style-name="ce12" table:formula="of:=AVERAGE([.C53:.E53])" office:value-type="float" office:value="0.916700970666667" calcext:value-type="float">
            <text:p>0.92</text:p>
          </table:table-cell>
          <table:table-cell table:style-name="ce12" table:formula="of:=STDEV([.C53:.E53])" office:value-type="float" office:value="0.019360154338435" calcext:value-type="float">
            <text:p>0.02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518" calcext:value-type="float">
            <text:p>1518</text:p>
          </table:table-cell>
          <table:table-cell table:style-name="ce8" table:formula="of:=[.G12]" office:value-type="percentage" office:value="1" calcext:value-type="percentage">
            <text:p>100.00%</text:p>
          </table:table-cell>
          <table:table-cell table:style-name="ce8" table:formula="of:=[.G23]" office:value-type="percentage" office:value="1" calcext:value-type="percentage">
            <text:p>100.00%</text:p>
          </table:table-cell>
          <table:table-cell table:style-name="ce8" table:formula="of:=[.G34]" office:value-type="percentage" office:value="1" calcext:value-type="percentage">
            <text:p>100.00%</text:p>
          </table:table-cell>
          <table:table-cell table:style-name="ce12" table:formula="of:=AVERAGE([.C54:.E54])" office:value-type="float" office:value="1" calcext:value-type="float">
            <text:p>1.00</text:p>
          </table:table-cell>
          <table:table-cell table:style-name="ce12" table:formula="of:=STDEV([.C54:.E54])" office:value-type="float" office:value="0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048" calcext:value-type="float">
            <text:p>2048</text:p>
          </table:table-cell>
          <table:table-cell table:style-name="ce9" table:formula="of:=[.G13]" office:value-type="percentage" office:value="1" calcext:value-type="percentage">
            <text:p>100.00%</text:p>
          </table:table-cell>
          <table:table-cell table:style-name="ce9" table:formula="of:=[.G24]" office:value-type="percentage" office:value="1" calcext:value-type="percentage">
            <text:p>100.00%</text:p>
          </table:table-cell>
          <table:table-cell table:style-name="ce9" table:formula="of:=[.G35]" office:value-type="percentage" office:value="1" calcext:value-type="percentage">
            <text:p>100.00%</text:p>
          </table:table-cell>
          <table:table-cell table:style-name="ce12" table:formula="of:=AVERAGE([.C55:.E55])" office:value-type="float" office:value="1" calcext:value-type="float">
            <text:p>1.00</text:p>
          </table:table-cell>
          <table:table-cell table:style-name="ce12" table:formula="of:=STDEV([.C55:.E55])" office:value-type="float" office:value="0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3000" calcext:value-type="float">
            <text:p>3000</text:p>
          </table:table-cell>
          <table:table-cell table:style-name="ce9" table:formula="of:=[.G14]" office:value-type="percentage" office:value="1" calcext:value-type="percentage">
            <text:p>100.00%</text:p>
          </table:table-cell>
          <table:table-cell table:style-name="ce9" table:formula="of:=[.G25]" office:value-type="percentage" office:value="1" calcext:value-type="percentage">
            <text:p>100.00%</text:p>
          </table:table-cell>
          <table:table-cell table:style-name="ce9" table:formula="of:=[.G36]" office:value-type="percentage" office:value="1" calcext:value-type="percentage">
            <text:p>100.00%</text:p>
          </table:table-cell>
          <table:table-cell table:style-name="ce12" table:formula="of:=AVERAGE([.C56:.E56])" office:value-type="float" office:value="1" calcext:value-type="float">
            <text:p>1.00</text:p>
          </table:table-cell>
          <table:table-cell table:style-name="ce12" table:formula="of:=STDEV([.C56:.E56])" office:value-type="float" office:value="0" calcext:value-type="float">
            <text:p>0.00</text:p>
          </table:table-cell>
          <table:table-cell table:number-columns-repeated="101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PDK PINGPONG" table:style-name="ta2">
        <table:shapes>
          <draw:frame draw:z-index="0" draw:style-name="gr1" draw:text-style-name="P1" svg:width="385.57pt" svg:height="199.11pt" svg:x="10.89pt" svg:y="771.48pt">
            <loext:p draw:notify-on-update-of-ranges="'DPDK PINGPONG'.B42:'DPDK PINGPONG'.B47 'DPDK PINGPONG'.F34:'DPDK PINGPONG'.F39 'DPDK PINGPONG'.G34:'DPDK PINGPONG'.G39 'DPDK PINGPONG'.G34:'DPDK PINGPONG'.G39 'TCP PINGPONG'.F39:'TCP PINGPONG'.F44 'TCP PINGPONG'.G39:'TCP PINGPONG'.G44 'TCP PINGPONG'.G39:'TCP PINGPONG'.G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85.57pt" svg:height="199.11pt" svg:x="418.82pt" svg:y="773.01pt">
            <loext:p draw:notify-on-update-of-ranges="'DPDK PINGPONG'.B42:'DPDK PINGPONG'.B47 'DPDK PINGPONG'.F42:'DPDK PINGPONG'.F47 'DPDK PINGPONG'.G42:'DPDK PINGPONG'.G47 'DPDK PINGPONG'.G42:'DPDK PINGPONG'.G47 'TCP PINGPONG'.F49:'TCP PINGPONG'.F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ample Calculation of LINE rate 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( Packet size ) </text:p>
          </table:table-cell>
          <table:table-cell/>
          <table:table-cell table:style-name="ce7" table:formula="of:=(10^10) / (8 * ([.B3] + 8 + 4 + 1 + 11))" office:value-type="string" office:string-value="14,880,952.38" calcext:value-type="string">
            <text:p>14,880,952.38</text:p>
          </table:table-cell>
          <table:table-cell table:style-name="ce3"/>
          <table:table-cell table:number-columns-repeated="1018"/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DPDK Pingpong #1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4" office:value-type="string" calcext:value-type="string">
            <text:p>real Packets per sec 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0699514" calcext:value-type="float">
            <text:p>220699514</text:p>
          </table:table-cell>
          <table:table-cell table:style-name="ce10" table:formula="of:=[.C7]/10^6" office:value-type="float" office:value="220.699514" calcext:value-type="float">
            <text:p>220.70</text:p>
          </table:table-cell>
          <table:table-cell table:style-name="ce7" table:formula="of:=(10^8) / (8 * ([.B7] + 8 + 4 + 1 + 11))" office:value-type="float" office:value="142045.454545455" calcext:value-type="float">
            <text:p>142,045.45</text:p>
          </table:table-cell>
          <table:table-cell table:style-name="ce3" office:value-type="float" office:value="139884.9" calcext:value-type="float">
            <text:p>139884.9</text:p>
          </table:table-cell>
          <table:table-cell table:style-name="ce8" table:formula="of:=IF(([.F7]/[.E7])&gt;1;1;([.F7]/[.E7]))" office:value-type="percentage" office:value="0.984789696" calcext:value-type="percentage">
            <text:p>98.48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4484400" calcext:value-type="float">
            <text:p>164484400</text:p>
          </table:table-cell>
          <table:table-cell table:style-name="ce10" table:formula="of:=[.C8]/10^6" office:value-type="float" office:value="164.4844" calcext:value-type="float">
            <text:p>164.48</text:p>
          </table:table-cell>
          <table:table-cell table:style-name="ce7" table:formula="of:=(10^8) / (8 * ([.B8] + 8 + 4 + 1 + 11))" office:value-type="float" office:value="82236.8421052632" calcext:value-type="float">
            <text:p>82,236.84</text:p>
          </table:table-cell>
          <table:table-cell table:style-name="ce11" office:value-type="float" office:value="80491.1" calcext:value-type="float">
            <text:p>80491.1</text:p>
          </table:table-cell>
          <table:table-cell table:style-name="ce8" table:formula="of:=IF(([.F8]/[.E8])&gt;1;1;([.F8]/[.E8]))" office:value-type="percentage" office:value="0.978771776" calcext:value-type="percentage">
            <text:p>97.88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1645018" calcext:value-type="float">
            <text:p>121645018</text:p>
          </table:table-cell>
          <table:table-cell table:style-name="ce10" table:formula="of:=[.C9]/10^6" office:value-type="float" office:value="121.645018" calcext:value-type="float">
            <text:p>121.65</text:p>
          </table:table-cell>
          <table:table-cell table:style-name="ce7" table:formula="of:=(10^8) / (8 * ([.B9] + 8 + 4 + 1 + 11))" office:value-type="float" office:value="44642.8571428571" calcext:value-type="float">
            <text:p>44,642.86</text:p>
          </table:table-cell>
          <table:table-cell table:style-name="ce3" office:value-type="float" office:value="42570.9" calcext:value-type="float">
            <text:p>42570.9</text:p>
          </table:table-cell>
          <table:table-cell table:style-name="ce8" table:formula="of:=IF(([.F9]/[.E9])&gt;1;1;([.F9]/[.E9]))" office:value-type="percentage" office:value="0.95358816" calcext:value-type="percentage">
            <text:p>95.36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9128706" calcext:value-type="float">
            <text:p>109128706</text:p>
          </table:table-cell>
          <table:table-cell table:style-name="ce10" table:formula="of:=[.C10]/10^6" office:value-type="float" office:value="109.128706" calcext:value-type="float">
            <text:p>109.13</text:p>
          </table:table-cell>
          <table:table-cell table:style-name="ce7" table:formula="of:=(10^8) / (8 * ([.B10] + 8 + 4 + 1 + 11))" office:value-type="float" office:value="23320.8955223881" calcext:value-type="float">
            <text:p>23,320.90</text:p>
          </table:table-cell>
          <table:table-cell table:style-name="ce3" office:value-type="float" office:value="21692.5" calcext:value-type="float">
            <text:p>21692.5</text:p>
          </table:table-cell>
          <table:table-cell table:style-name="ce8" table:formula="of:=IF(([.F10]/[.E10])&gt;1;1;([.F10]/[.E10]))" office:value-type="percentage" office:value="0.9301744" calcext:value-type="percentage">
            <text:p>93.02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06291729" calcext:value-type="float">
            <text:p>106291729</text:p>
          </table:table-cell>
          <table:table-cell table:style-name="ce10" table:formula="of:=[.C11]/10^6" office:value-type="float" office:value="106.291729" calcext:value-type="float">
            <text:p>106.29</text:p>
          </table:table-cell>
          <table:table-cell table:style-name="ce7" table:formula="of:=(10^8) / (8 * ([.B11] + 8 + 4 + 1 + 11))" office:value-type="float" office:value="11927.4809160305" calcext:value-type="float">
            <text:p>11,927.48</text:p>
          </table:table-cell>
          <table:table-cell table:style-name="ce3" office:value-type="float" office:value="10567.8" calcext:value-type="float">
            <text:p>10567.8</text:p>
          </table:table-cell>
          <table:table-cell table:style-name="ce8" table:formula="of:=IF(([.F11]/[.E11])&gt;1;1;([.F11]/[.E11]))" office:value-type="percentage" office:value="0.886004352" calcext:value-type="percentage">
            <text:p>88.6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4937" calcext:value-type="float">
            <text:p>4937</text:p>
          </table:table-cell>
          <table:table-cell table:style-name="ce10" table:formula="of:=[.C12]/10^6" office:value-type="float" office:value="0.004937" calcext:value-type="float">
            <text:p>0.00</text:p>
          </table:table-cell>
          <table:table-cell table:style-name="ce7" table:formula="of:=(10^8) / (8 * ([.B12] + 8 + 4 + 1 + 11))" office:value-type="float" office:value="8106.35538261997" calcext:value-type="float">
            <text:p>8,106.36</text:p>
          </table:table-cell>
          <table:table-cell table:style-name="ce3" office:value-type="float" office:value="91.4" calcext:value-type="float">
            <text:p>91.4</text:p>
          </table:table-cell>
          <table:table-cell table:style-name="ce8" table:formula="of:=IF(([.F12]/[.E12])&gt;1;1;([.F12]/[.E12]))" office:value-type="percentage" office:value="0.011275104" calcext:value-type="percentage">
            <text:p>1.13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PDK Pingpong #2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4" office:value-type="string" calcext:value-type="string">
            <text:p>real Packets per sec 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79505263" calcext:value-type="float">
            <text:p>279505263</text:p>
          </table:table-cell>
          <table:table-cell table:style-name="ce10" table:formula="of:=[.C16]/10^6" office:value-type="float" office:value="279.505263" calcext:value-type="float">
            <text:p>279.51</text:p>
          </table:table-cell>
          <table:table-cell table:style-name="ce7" table:formula="of:=(10^8) / (8 * ([.B16] + 8 + 4 + 1 + 11))" office:value-type="float" office:value="142045.454545455" calcext:value-type="float">
            <text:p>142,045.45</text:p>
          </table:table-cell>
          <table:table-cell table:style-name="ce3" office:value-type="float" office:value="139891" calcext:value-type="float">
            <text:p>139891</text:p>
          </table:table-cell>
          <table:table-cell table:style-name="ce8" table:formula="of:=IF(([.F16]/[.E16])&gt;1;1;([.F16]/[.E16]))" office:value-type="percentage" office:value="0.98483264" calcext:value-type="percentage">
            <text:p>98.48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6509556" calcext:value-type="float">
            <text:p>196509556</text:p>
          </table:table-cell>
          <table:table-cell table:style-name="ce10" table:formula="of:=[.C17]/10^6" office:value-type="float" office:value="196.509556" calcext:value-type="float">
            <text:p>196.51</text:p>
          </table:table-cell>
          <table:table-cell table:style-name="ce7" table:formula="of:=(10^8) / (8 * ([.B17] + 8 + 4 + 1 + 11))" office:value-type="float" office:value="82236.8421052632" calcext:value-type="float">
            <text:p>82,236.84</text:p>
          </table:table-cell>
          <table:table-cell table:style-name="ce3" office:value-type="float" office:value="80479.6" calcext:value-type="float">
            <text:p>80479.6</text:p>
          </table:table-cell>
          <table:table-cell table:style-name="ce8" table:formula="of:=IF(([.F17]/[.E17])&gt;1;1;([.F17]/[.E17]))" office:value-type="percentage" office:value="0.978631936" calcext:value-type="percentage">
            <text:p>97.86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2270807" calcext:value-type="float">
            <text:p>122270807</text:p>
          </table:table-cell>
          <table:table-cell table:style-name="ce10" table:formula="of:=[.C18]/10^6" office:value-type="float" office:value="122.270807" calcext:value-type="float">
            <text:p>122.27</text:p>
          </table:table-cell>
          <table:table-cell table:style-name="ce7" table:formula="of:=(10^8) / (8 * ([.B18] + 8 + 4 + 1 + 11))" office:value-type="float" office:value="44642.8571428571" calcext:value-type="float">
            <text:p>44,642.86</text:p>
          </table:table-cell>
          <table:table-cell table:style-name="ce3" office:value-type="float" office:value="42541.2" calcext:value-type="float">
            <text:p>42541.2</text:p>
          </table:table-cell>
          <table:table-cell table:style-name="ce8" table:formula="of:=IF(([.F18]/[.E18])&gt;1;1;([.F18]/[.E18]))" office:value-type="percentage" office:value="0.95292288" calcext:value-type="percentage">
            <text:p>95.29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8940901" calcext:value-type="float">
            <text:p>108940901</text:p>
          </table:table-cell>
          <table:table-cell table:style-name="ce10" table:formula="of:=[.C19]/10^6" office:value-type="float" office:value="108.940901" calcext:value-type="float">
            <text:p>108.94</text:p>
          </table:table-cell>
          <table:table-cell table:style-name="ce7" table:formula="of:=(10^8) / (8 * ([.B19] + 8 + 4 + 1 + 11))" office:value-type="float" office:value="23320.8955223881" calcext:value-type="float">
            <text:p>23,320.90</text:p>
          </table:table-cell>
          <table:table-cell table:style-name="ce3" office:value-type="float" office:value="21692.5" calcext:value-type="float">
            <text:p>21692.5</text:p>
          </table:table-cell>
          <table:table-cell table:style-name="ce8" table:formula="of:=IF(([.F19]/[.E19])&gt;1;1;([.F19]/[.E19]))" office:value-type="percentage" office:value="0.9301744" calcext:value-type="percentage">
            <text:p>93.02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06486480" calcext:value-type="float">
            <text:p>106486480</text:p>
          </table:table-cell>
          <table:table-cell table:style-name="ce10" table:formula="of:=[.C20]/10^6" office:value-type="float" office:value="106.48648" calcext:value-type="float">
            <text:p>106.49</text:p>
          </table:table-cell>
          <table:table-cell table:style-name="ce7" table:formula="of:=(10^8) / (8 * ([.B20] + 8 + 4 + 1 + 11))" office:value-type="float" office:value="11927.4809160305" calcext:value-type="float">
            <text:p>11,927.48</text:p>
          </table:table-cell>
          <table:table-cell table:style-name="ce3" office:value-type="float" office:value="10582.4" calcext:value-type="float">
            <text:p>10582.4</text:p>
          </table:table-cell>
          <table:table-cell table:style-name="ce8" table:formula="of:=IF(([.F20]/[.E20])&gt;1;1;([.F20]/[.E20]))" office:value-type="percentage" office:value="0.887228416" calcext:value-type="percentage">
            <text:p>88.72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6437" calcext:value-type="float">
            <text:p>6437</text:p>
          </table:table-cell>
          <table:table-cell table:style-name="ce10" table:formula="of:=[.C21]/10^6" office:value-type="float" office:value="0.006437" calcext:value-type="float">
            <text:p>0.01</text:p>
          </table:table-cell>
          <table:table-cell table:style-name="ce7" table:formula="of:=(10^8) / (8 * ([.B21] + 8 + 4 + 1 + 11))" office:value-type="float" office:value="8106.35538261997" calcext:value-type="float">
            <text:p>8,106.36</text:p>
          </table:table-cell>
          <table:table-cell table:style-name="ce3" office:value-type="float" office:value="111.2" calcext:value-type="float">
            <text:p>111.2</text:p>
          </table:table-cell>
          <table:table-cell table:style-name="ce8" table:formula="of:=IF(([.F21]/[.E21])&gt;1;1;([.F21]/[.E21]))" office:value-type="percentage" office:value="0.013717632" calcext:value-type="percentage">
            <text:p>1.37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PDK Pingpong #3</text:p>
          </table:table-cell>
          <table:table-cell table:style-name="ce6" office:value-type="string" calcext:value-type="string">
            <text:p>100 Mbp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Throughput (Bytes)</text:p>
          </table:table-cell>
          <table:table-cell table:style-name="ce4" office:value-type="string" calcext:value-type="string">
            <text:p>Throughput (MBps)</text:p>
          </table:table-cell>
          <table:table-cell table:style-name="ce4" office:value-type="string" calcext:value-type="string">
            <text:p>Ideal Packets per sec </text:p>
          </table:table-cell>
          <table:table-cell table:style-name="ce13" office:value-type="string" calcext:value-type="string">
            <text:p>real Packets per sec</text:p>
          </table:table-cell>
          <table:table-cell table:style-name="ce4" office:value-type="string" calcext:value-type="string">
            <text:p>Line Rate (%)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3442472" calcext:value-type="float">
            <text:p>203442472</text:p>
          </table:table-cell>
          <table:table-cell table:style-name="ce10" table:formula="of:=[.C25]/10^6" office:value-type="float" office:value="203.442472" calcext:value-type="float">
            <text:p>203.44</text:p>
          </table:table-cell>
          <table:table-cell table:style-name="ce7" table:formula="of:=(10^8) / (8 * ([.B25] + 8 + 4 + 1 + 11))" office:value-type="float" office:value="142045.454545455" calcext:value-type="float">
            <text:p>142,045.45</text:p>
          </table:table-cell>
          <table:table-cell table:style-name="ce3" office:value-type="float" office:value="139901.7" calcext:value-type="float">
            <text:p>139901.7</text:p>
          </table:table-cell>
          <table:table-cell table:style-name="ce8" table:formula="of:=IF(([.F25]/[.E25])&gt;1;1;([.F25]/[.E25]))" office:value-type="percentage" office:value="0.984907968" calcext:value-type="percentage">
            <text:p>98.49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5975516" calcext:value-type="float">
            <text:p>155975516</text:p>
          </table:table-cell>
          <table:table-cell table:style-name="ce10" table:formula="of:=[.C26]/10^6" office:value-type="float" office:value="155.975516" calcext:value-type="float">
            <text:p>155.98</text:p>
          </table:table-cell>
          <table:table-cell table:style-name="ce7" table:formula="of:=(10^8) / (8 * ([.B26] + 8 + 4 + 1 + 11))" office:value-type="float" office:value="82236.8421052632" calcext:value-type="float">
            <text:p>82,236.84</text:p>
          </table:table-cell>
          <table:table-cell table:style-name="ce3" office:value-type="float" office:value="80490.9" calcext:value-type="float">
            <text:p>80490.9</text:p>
          </table:table-cell>
          <table:table-cell table:style-name="ce8" table:formula="of:=IF(([.F26]/[.E26])&gt;1;1;([.F26]/[.E26]))" office:value-type="percentage" office:value="0.978769344" calcext:value-type="percentage">
            <text:p>97.88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8634864" calcext:value-type="float">
            <text:p>118634864</text:p>
          </table:table-cell>
          <table:table-cell table:style-name="ce10" table:formula="of:=[.C27]/10^6" office:value-type="float" office:value="118.634864" calcext:value-type="float">
            <text:p>118.63</text:p>
          </table:table-cell>
          <table:table-cell table:style-name="ce7" table:formula="of:=(10^8) / (8 * ([.B27] + 8 + 4 + 1 + 11))" office:value-type="float" office:value="44642.8571428571" calcext:value-type="float">
            <text:p>44,642.86</text:p>
          </table:table-cell>
          <table:table-cell table:style-name="ce3" office:value-type="float" office:value="42532.6" calcext:value-type="float">
            <text:p>42532.6</text:p>
          </table:table-cell>
          <table:table-cell table:style-name="ce8" table:formula="of:=IF(([.F27]/[.E27])&gt;1;1;([.F27]/[.E27]))" office:value-type="percentage" office:value="0.95273024" calcext:value-type="percentage">
            <text:p>95.27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9095737" calcext:value-type="float">
            <text:p>109095737</text:p>
          </table:table-cell>
          <table:table-cell table:style-name="ce10" table:formula="of:=[.C28]/10^6" office:value-type="float" office:value="109.095737" calcext:value-type="float">
            <text:p>109.10</text:p>
          </table:table-cell>
          <table:table-cell table:style-name="ce7" table:formula="of:=(10^8) / (8 * ([.B28] + 8 + 4 + 1 + 11))" office:value-type="float" office:value="23320.8955223881" calcext:value-type="float">
            <text:p>23,320.90</text:p>
          </table:table-cell>
          <table:table-cell table:style-name="ce3" office:value-type="float" office:value="21735.4" calcext:value-type="float">
            <text:p>21735.4</text:p>
          </table:table-cell>
          <table:table-cell table:style-name="ce8" table:formula="of:=IF(([.F28]/[.E28])&gt;1;1;([.F28]/[.E28]))" office:value-type="percentage" office:value="0.932013952" calcext:value-type="percentage">
            <text:p>93.2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06387659" calcext:value-type="float">
            <text:p>106387659</text:p>
          </table:table-cell>
          <table:table-cell table:style-name="ce10" table:formula="of:=[.C29]/10^6" office:value-type="float" office:value="106.387659" calcext:value-type="float">
            <text:p>106.39</text:p>
          </table:table-cell>
          <table:table-cell table:style-name="ce7" table:formula="of:=(10^8) / (8 * ([.B29] + 8 + 4 + 1 + 11))" office:value-type="float" office:value="11927.4809160305" calcext:value-type="float">
            <text:p>11,927.48</text:p>
          </table:table-cell>
          <table:table-cell table:style-name="ce3" office:value-type="float" office:value="10567.7" calcext:value-type="float">
            <text:p>10567.7</text:p>
          </table:table-cell>
          <table:table-cell table:style-name="ce8" table:formula="of:=IF(([.F29]/[.E29])&gt;1;1;([.F29]/[.E29]))" office:value-type="percentage" office:value="0.885995968" calcext:value-type="percentage">
            <text:p>88.60%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518" calcext:value-type="float">
            <text:p>1518</text:p>
          </table:table-cell>
          <table:table-cell table:style-name="ce3" office:value-type="float" office:value="4940" calcext:value-type="float">
            <text:p>4940</text:p>
          </table:table-cell>
          <table:table-cell table:style-name="ce10" table:formula="of:=[.C30]/10^6" office:value-type="float" office:value="0.00494" calcext:value-type="float">
            <text:p>0.00</text:p>
          </table:table-cell>
          <table:table-cell table:style-name="ce7" table:formula="of:=(10^8) / (8 * ([.B30] + 8 + 4 + 1 + 11))" office:value-type="float" office:value="8106.35538261997" calcext:value-type="float">
            <text:p>8,106.36</text:p>
          </table:table-cell>
          <table:table-cell table:style-name="ce3" office:value-type="float" office:value="90" calcext:value-type="float">
            <text:p>90</text:p>
          </table:table-cell>
          <table:table-cell table:style-name="ce8" table:formula="of:=IF(([.F30]/[.E30])&gt;1;1;([.F30]/[.E30]))" office:value-type="percentage" office:value="0.0111024" calcext:value-type="percentage">
            <text:p>1.11%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hroughput 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D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64" calcext:value-type="float">
            <text:p>64</text:p>
          </table:table-cell>
          <table:table-cell table:style-name="ce7" table:formula="of:=[.D7]" office:value-type="float" office:value="220.699514" calcext:value-type="float">
            <text:p>220.70</text:p>
          </table:table-cell>
          <table:table-cell table:style-name="ce7" table:formula="of:=[.D16]" office:value-type="float" office:value="279.505263" calcext:value-type="float">
            <text:p>279.51</text:p>
          </table:table-cell>
          <table:table-cell table:style-name="ce7" table:formula="of:=[.D25]" office:value-type="float" office:value="203.442472" calcext:value-type="float">
            <text:p>203.44</text:p>
          </table:table-cell>
          <table:table-cell table:style-name="ce12" table:formula="of:=AVERAGE([.C34:.E34])" office:value-type="float" office:value="234.549083" calcext:value-type="float">
            <text:p>234.55</text:p>
          </table:table-cell>
          <table:table-cell table:style-name="ce12" table:formula="of:=STDEV([.C34:.E34])" office:value-type="float" office:value="39.8778756303761" calcext:value-type="float">
            <text:p>39.88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28" calcext:value-type="float">
            <text:p>128</text:p>
          </table:table-cell>
          <table:table-cell table:style-name="ce7" table:formula="of:=[.D8]" office:value-type="float" office:value="164.4844" calcext:value-type="float">
            <text:p>164.48</text:p>
          </table:table-cell>
          <table:table-cell table:style-name="ce7" table:formula="of:=[.D17]" office:value-type="float" office:value="196.509556" calcext:value-type="float">
            <text:p>196.51</text:p>
          </table:table-cell>
          <table:table-cell table:style-name="ce7" table:formula="of:=[.D26]" office:value-type="float" office:value="155.975516" calcext:value-type="float">
            <text:p>155.98</text:p>
          </table:table-cell>
          <table:table-cell table:style-name="ce12" table:formula="of:=AVERAGE([.C35:.E35])" office:value-type="float" office:value="172.323157333333" calcext:value-type="float">
            <text:p>172.32</text:p>
          </table:table-cell>
          <table:table-cell table:style-name="ce12" table:formula="of:=STDEV([.C35:.E35])" office:value-type="float" office:value="21.3737382569958" calcext:value-type="float">
            <text:p>21.37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56" calcext:value-type="float">
            <text:p>256</text:p>
          </table:table-cell>
          <table:table-cell table:style-name="ce7" table:formula="of:=[.D9]" office:value-type="float" office:value="121.645018" calcext:value-type="float">
            <text:p>121.65</text:p>
          </table:table-cell>
          <table:table-cell table:style-name="ce7" table:formula="of:=[.D18]" office:value-type="float" office:value="122.270807" calcext:value-type="float">
            <text:p>122.27</text:p>
          </table:table-cell>
          <table:table-cell table:style-name="ce7" table:formula="of:=[.D27]" office:value-type="float" office:value="118.634864" calcext:value-type="float">
            <text:p>118.63</text:p>
          </table:table-cell>
          <table:table-cell table:style-name="ce12" table:formula="of:=AVERAGE([.C36:.E36])" office:value-type="float" office:value="120.850229666667" calcext:value-type="float">
            <text:p>120.85</text:p>
          </table:table-cell>
          <table:table-cell table:style-name="ce12" table:formula="of:=STDEV([.C36:.E36])" office:value-type="float" office:value="1.94391016919876" calcext:value-type="float">
            <text:p>1.94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512" calcext:value-type="float">
            <text:p>512</text:p>
          </table:table-cell>
          <table:table-cell table:style-name="ce7" table:formula="of:=[.D10]" office:value-type="float" office:value="109.128706" calcext:value-type="float">
            <text:p>109.13</text:p>
          </table:table-cell>
          <table:table-cell table:style-name="ce7" table:formula="of:=[.D19]" office:value-type="float" office:value="108.940901" calcext:value-type="float">
            <text:p>108.94</text:p>
          </table:table-cell>
          <table:table-cell table:style-name="ce7" table:formula="of:=[.D28]" office:value-type="float" office:value="109.095737" calcext:value-type="float">
            <text:p>109.10</text:p>
          </table:table-cell>
          <table:table-cell table:style-name="ce12" table:formula="of:=AVERAGE([.C37:.E37])" office:value-type="float" office:value="109.055114666667" calcext:value-type="float">
            <text:p>109.06</text:p>
          </table:table-cell>
          <table:table-cell table:style-name="ce12" table:formula="of:=STDEV([.C37:.E37])" office:value-type="float" office:value="0.100276168556309" calcext:value-type="float">
            <text:p>0.1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024" calcext:value-type="float">
            <text:p>1024</text:p>
          </table:table-cell>
          <table:table-cell table:style-name="ce7" table:formula="of:=[.D11]" office:value-type="float" office:value="106.291729" calcext:value-type="float">
            <text:p>106.29</text:p>
          </table:table-cell>
          <table:table-cell table:style-name="ce7" table:formula="of:=[.D20]" office:value-type="float" office:value="106.48648" calcext:value-type="float">
            <text:p>106.49</text:p>
          </table:table-cell>
          <table:table-cell table:style-name="ce7" table:formula="of:=[.D29]" office:value-type="float" office:value="106.387659" calcext:value-type="float">
            <text:p>106.39</text:p>
          </table:table-cell>
          <table:table-cell table:style-name="ce12" table:formula="of:=AVERAGE([.C38:.E38])" office:value-type="float" office:value="106.388622666667" calcext:value-type="float">
            <text:p>106.39</text:p>
          </table:table-cell>
          <table:table-cell table:style-name="ce12" table:formula="of:=STDEV([.C38:.E38])" office:value-type="float" office:value="0.0973790762450179" calcext:value-type="float">
            <text:p>0.1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518" calcext:value-type="float">
            <text:p>1518</text:p>
          </table:table-cell>
          <table:table-cell table:style-name="ce7" table:formula="of:=[.D12]" office:value-type="float" office:value="0.004937" calcext:value-type="float">
            <text:p>0.00</text:p>
          </table:table-cell>
          <table:table-cell table:style-name="ce7" table:formula="of:=[.D21]" office:value-type="float" office:value="0.006437" calcext:value-type="float">
            <text:p>0.01</text:p>
          </table:table-cell>
          <table:table-cell table:style-name="ce7" table:formula="of:=[.D30]" office:value-type="float" office:value="0.00494" calcext:value-type="float">
            <text:p>0.00</text:p>
          </table:table-cell>
          <table:table-cell table:style-name="ce12" table:formula="of:=AVERAGE([.C39:.E39])" office:value-type="float" office:value="0.005438" calcext:value-type="float">
            <text:p>0.01</text:p>
          </table:table-cell>
          <table:table-cell table:style-name="ce12" table:formula="of:=STDEV([.C39:.E39])" office:value-type="float" office:value="0.000865160678718121" calcext:value-type="float">
            <text:p>0.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ine Rate</text:p>
          </table:table-cell>
          <table:table-cell table:style-name="ce2" office:value-type="string" calcext:value-type="string">
            <text:p>#1</text:p>
          </table:table-cell>
          <table:table-cell table:style-name="ce2" office:value-type="string" calcext:value-type="string">
            <text:p>#2</text:p>
          </table:table-cell>
          <table:table-cell table:style-name="ce2" office:value-type="string" calcext:value-type="string">
            <text:p>#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TD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64" calcext:value-type="float">
            <text:p>64</text:p>
          </table:table-cell>
          <table:table-cell table:style-name="ce8" table:formula="of:=[.G7]" office:value-type="percentage" office:value="0.984789696" calcext:value-type="percentage">
            <text:p>98.48%</text:p>
          </table:table-cell>
          <table:table-cell table:style-name="ce8" table:formula="of:=[.G16]" office:value-type="percentage" office:value="0.98483264" calcext:value-type="percentage">
            <text:p>98.48%</text:p>
          </table:table-cell>
          <table:table-cell table:style-name="ce8" table:formula="of:=[.G25]" office:value-type="percentage" office:value="0.984907968" calcext:value-type="percentage">
            <text:p>98.49%</text:p>
          </table:table-cell>
          <table:table-cell table:style-name="ce12" table:formula="of:=AVERAGE([.C42:.E42])" office:value-type="float" office:value="0.984843434666667" calcext:value-type="float">
            <text:p>0.98</text:p>
          </table:table-cell>
          <table:table-cell table:style-name="ce12" table:formula="of:=STDEV([.C42:.E42])" office:value-type="float" office:value="0.0000598703609253263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28" calcext:value-type="float">
            <text:p>128</text:p>
          </table:table-cell>
          <table:table-cell table:style-name="ce8" table:formula="of:=[.G8]" office:value-type="percentage" office:value="0.978771776" calcext:value-type="percentage">
            <text:p>97.88%</text:p>
          </table:table-cell>
          <table:table-cell table:style-name="ce8" table:formula="of:=[.G17]" office:value-type="percentage" office:value="0.978631936" calcext:value-type="percentage">
            <text:p>97.86%</text:p>
          </table:table-cell>
          <table:table-cell table:style-name="ce8" table:formula="of:=[.G26]" office:value-type="percentage" office:value="0.978769344" calcext:value-type="percentage">
            <text:p>97.88%</text:p>
          </table:table-cell>
          <table:table-cell table:style-name="ce12" table:formula="of:=AVERAGE([.C43:.E43])" office:value-type="float" office:value="0.978724352" calcext:value-type="float">
            <text:p>0.98</text:p>
          </table:table-cell>
          <table:table-cell table:style-name="ce12" table:formula="of:=STDEV([.C43:.E43])" office:value-type="float" office:value="0.0000800438407873951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256" calcext:value-type="float">
            <text:p>256</text:p>
          </table:table-cell>
          <table:table-cell table:style-name="ce8" table:formula="of:=[.G9]" office:value-type="percentage" office:value="0.95358816" calcext:value-type="percentage">
            <text:p>95.36%</text:p>
          </table:table-cell>
          <table:table-cell table:style-name="ce8" table:formula="of:=[.G18]" office:value-type="percentage" office:value="0.95292288" calcext:value-type="percentage">
            <text:p>95.29%</text:p>
          </table:table-cell>
          <table:table-cell table:style-name="ce8" table:formula="of:=[.G27]" office:value-type="percentage" office:value="0.95273024" calcext:value-type="percentage">
            <text:p>95.27%</text:p>
          </table:table-cell>
          <table:table-cell table:style-name="ce12" table:formula="of:=AVERAGE([.C44:.E44])" office:value-type="float" office:value="0.953080426666667" calcext:value-type="float">
            <text:p>0.95</text:p>
          </table:table-cell>
          <table:table-cell table:style-name="ce12" table:formula="of:=STDEV([.C44:.E44])" office:value-type="float" office:value="0.00045013597471577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512" calcext:value-type="float">
            <text:p>512</text:p>
          </table:table-cell>
          <table:table-cell table:style-name="ce8" table:formula="of:=[.G10]" office:value-type="percentage" office:value="0.9301744" calcext:value-type="percentage">
            <text:p>93.02%</text:p>
          </table:table-cell>
          <table:table-cell table:style-name="ce8" table:formula="of:=[.G19]" office:value-type="percentage" office:value="0.9301744" calcext:value-type="percentage">
            <text:p>93.02%</text:p>
          </table:table-cell>
          <table:table-cell table:style-name="ce8" table:formula="of:=[.G28]" office:value-type="percentage" office:value="0.932013952" calcext:value-type="percentage">
            <text:p>93.20%</text:p>
          </table:table-cell>
          <table:table-cell table:style-name="ce12" table:formula="of:=AVERAGE([.C45:.E45])" office:value-type="float" office:value="0.930787584" calcext:value-type="float">
            <text:p>0.93</text:p>
          </table:table-cell>
          <table:table-cell table:style-name="ce12" table:formula="of:=STDEV([.C45:.E45])" office:value-type="float" office:value="0.00106206584238836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024" calcext:value-type="float">
            <text:p>1024</text:p>
          </table:table-cell>
          <table:table-cell table:style-name="ce8" table:formula="of:=[.G11]" office:value-type="percentage" office:value="0.886004352" calcext:value-type="percentage">
            <text:p>88.60%</text:p>
          </table:table-cell>
          <table:table-cell table:style-name="ce8" table:formula="of:=[.G20]" office:value-type="percentage" office:value="0.887228416" calcext:value-type="percentage">
            <text:p>88.72%</text:p>
          </table:table-cell>
          <table:table-cell table:style-name="ce8" table:formula="of:=[.G29]" office:value-type="percentage" office:value="0.885995968" calcext:value-type="percentage">
            <text:p>88.60%</text:p>
          </table:table-cell>
          <table:table-cell table:style-name="ce12" table:formula="of:=AVERAGE([.C46:.E46])" office:value-type="float" office:value="0.886409578666667" calcext:value-type="float">
            <text:p>0.89</text:p>
          </table:table-cell>
          <table:table-cell table:style-name="ce12" table:formula="of:=STDEV([.C46:.E46])" office:value-type="float" office:value="0.000709146322495802" calcext:value-type="float">
            <text:p>0.00</text:p>
          </table:table-cell>
          <table:table-cell table:number-columns-repeated="1017"/>
        </table:table-row>
        <table:table-row table:style-name="ro4">
          <table:table-cell/>
          <table:table-cell table:style-name="ce3" office:value-type="float" office:value="1518" calcext:value-type="float">
            <text:p>1518</text:p>
          </table:table-cell>
          <table:table-cell table:style-name="ce8" table:formula="of:=[.G12]" office:value-type="percentage" office:value="0.011275104" calcext:value-type="percentage">
            <text:p>1.13%</text:p>
          </table:table-cell>
          <table:table-cell table:style-name="ce8" table:formula="of:=[.G21]" office:value-type="percentage" office:value="0.013717632" calcext:value-type="percentage">
            <text:p>1.37%</text:p>
          </table:table-cell>
          <table:table-cell table:style-name="ce8" table:formula="of:=[.G30]" office:value-type="percentage" office:value="0.0111024" calcext:value-type="percentage">
            <text:p>1.11%</text:p>
          </table:table-cell>
          <table:table-cell table:style-name="ce12" table:formula="of:=AVERAGE([.C47:.E47])" office:value-type="float" office:value="0.012031712" calcext:value-type="float">
            <text:p>0.01</text:p>
          </table:table-cell>
          <table:table-cell table:style-name="ce12" table:formula="of:=STDEV([.C47:.E47])" office:value-type="float" office:value="0.00146260088633366" calcext:value-type="float">
            <text:p>0.00</text:p>
          </table:table-cell>
          <table:table-cell table:number-columns-repeated="101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6:15:40.601642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CP_20_PINGPONG" style:display-name="PageStyle_TCP PINGPO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PDK_20_PINGPONG" style:display-name="PageStyle_DPDK PINGPO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7T16:53:07.959524713</dc:date>
    <meta:editing-duration>PT6M19S</meta:editing-duration>
    <meta:editing-cycles>2</meta:editing-cycles>
    <meta:document-statistic meta:table-count="2" meta:cell-count="5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ans CJK JP Bold'" style:font-style-name="Bold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error-category="cell-range" chart:error-upper-range="'TCP PINGPONG'.G39:'TCP PINGPONG'.G46" chart:error-lower-range="'TCP PINGPONG'.G39:'TCP PINGPONG'.G4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Noto Sans CJK JP Bold'" style:font-style-name="Bold" fo:font-size="11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Noto Sans CJK JP Bold'" style:font-style-name="Bold" fo:font-size="11pt" fo:font-weight="bold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TCP PINGPONG'.G39:'TCP PINGPONG'.G46" chart:error-lower-range="'TCP PINGPONG'.G39:'TCP PINGPONG'.G46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TCP PINGPONG'.G39:'TCP PINGPONG'.G46" chart:error-lower-range="'TCP PINGPONG'.G39:'TCP PINGPONG'.G4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3cm" svg:height="7.025cm" xlink:href=".." xlink:type="simple" chart:class="chart:line" chart:style-name="ch1">
        <chart:title svg:x="0.139cm" svg:y="0.077cm" chart:style-name="ch2">
          <text:p>TCP Throughput</text:p>
        </chart:title>
        <chart:plot-area chart:style-name="ch3" table:cell-range-address="'TCP PINGPONG'.B62:'TCP PINGPONG'.B62 'TCP PINGPONG'.B49:'TCP PINGPONG'.B56 'TCP PINGPONG'.F39:'TCP PINGPONG'.F46" chart:data-source-has-labels="both" svg:x="0.271cm" svg:y="1.234cm" svg:width="12.225cm" svg:height="4.988cm">
          <chartooo:coordinate-region svg:x="1.369cm" svg:y="1.433cm" svg:width="10.755cm" svg:height="4.142cm"/>
          <chart:axis chart:dimension="x" chart:name="primary-x" chart:style-name="ch4" chartooo:axis-type="auto">
            <chartooo:date-scale/>
            <chart:categories table:cell-range-address="'TCP PINGPONG'.B49:'TCP PINGPONG'.B56"/>
          </chart:axis>
          <chart:axis chart:dimension="x" chart:name="secondary-x" chart:style-name="ch5">
            <chart:title svg:x="4.746cm" svg:y="6.323cm" chart:style-name="ch6">
              <text:p>size of packets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2.463cm" svg:y="4.485cm" chart:style-name="ch10">
              <text:p>MBytes</text:p>
            </chart:title>
          </chart:axis>
          <chart:series chart:attached-axis="primary-y" chart:style-name="ch11" chart:values-cell-range-address="'TCP PINGPONG'.F39:'TCP PINGPONG'.F46" loext:label-string="throughput" chart:class="chart:line">
            <chart:error-indicator chart:style-name="ch12" chart:dimension="y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TCP PINGPONG'.B49:'TCP PINGPONG'.B56</svg:desc>
                </draw:g>
              </table:table-cell>
              <table:table-cell office:value-type="float" office:value="50.8219116666667">
                <text:p>50.8219116666667</text:p>
                <draw:g>
                  <svg:desc>'TCP PINGPONG'.F39:'TCP PINGPONG'.F46</svg:desc>
                </draw:g>
              </table:table-cell>
              <table:table-cell office:value-type="float" office:value="0.545814502257252">
                <text:p>0.545814502257252</text:p>
                <draw:g>
                  <svg:desc>'TCP PINGPONG'.G39:'TCP PINGPONG'.G46</svg:desc>
                </draw:g>
              </table:table-cell>
              <table:table-cell office:value-type="float" office:value="0.545814502257252">
                <text:p>0.545814502257252</text:p>
                <draw:g>
                  <svg:desc>'TCP PINGPONG'.G39:'TCP PINGPONG'.G4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3.73083">
                <text:p>53.73083</text:p>
              </table:table-cell>
              <table:table-cell office:value-type="float" office:value="2.19046655936515">
                <text:p>2.19046655936515</text:p>
              </table:table-cell>
              <table:table-cell office:value-type="float" office:value="2.19046655936515">
                <text:p>2.19046655936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0.8020246666667">
                <text:p>50.8020246666667</text:p>
              </table:table-cell>
              <table:table-cell office:value-type="float" office:value="0.406554772370626">
                <text:p>0.406554772370626</text:p>
              </table:table-cell>
              <table:table-cell office:value-type="float" office:value="0.406554772370626">
                <text:p>0.4065547723706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3.1342656666667">
                <text:p>53.1342656666667</text:p>
              </table:table-cell>
              <table:table-cell office:value-type="float" office:value="0.799368451633118">
                <text:p>0.799368451633118</text:p>
              </table:table-cell>
              <table:table-cell office:value-type="float" office:value="0.799368451633118">
                <text:p>0.7993684516331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4.9402363333333">
                <text:p>54.9402363333333</text:p>
              </table:table-cell>
              <table:table-cell office:value-type="float" office:value="0.953526906144411">
                <text:p>0.953526906144411</text:p>
              </table:table-cell>
              <table:table-cell office:value-type="float" office:value="0.953526906144411">
                <text:p>0.953526906144411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57.206239">
                <text:p>57.206239</text:p>
              </table:table-cell>
              <table:table-cell office:value-type="float" office:value="1.70665806205901">
                <text:p>1.70665806205901</text:p>
              </table:table-cell>
              <table:table-cell office:value-type="float" office:value="1.70665806205901">
                <text:p>1.7066580620590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5.947283">
                <text:p>55.947283</text:p>
              </table:table-cell>
              <table:table-cell office:value-type="float" office:value="1.59635543860413">
                <text:p>1.59635543860413</text:p>
              </table:table-cell>
              <table:table-cell office:value-type="float" office:value="1.59635543860413">
                <text:p>1.5963554386041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5.58879">
                <text:p>55.58879</text:p>
              </table:table-cell>
              <table:table-cell office:value-type="float" office:value="3.0148151609044">
                <text:p>3.0148151609044</text:p>
              </table:table-cell>
              <table:table-cell office:value-type="float" office:value="3.0148151609044">
                <text:p>3.0148151609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ans CJK JP Bold'" style:font-style-name="Bold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error-category="cell-range" chart:error-upper-range="'TCP PINGPONG'.G49:'TCP PINGPONG'.G56" chart:error-lower-range="'TCP PINGPONG'.G49:'TCP PINGPONG'.G5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Noto Sans CJK JP Bold'" style:font-style-name="Bold" fo:font-size="11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Noto Sans CJK JP Bold'" style:font-style-name="Bold" fo:font-size="11pt" fo:font-weight="bold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TCP PINGPONG'.G49:'TCP PINGPONG'.G56" chart:error-lower-range="'TCP PINGPONG'.G49:'TCP PINGPONG'.G56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TCP PINGPONG'.G49:'TCP PINGPONG'.G56" chart:error-lower-range="'TCP PINGPONG'.G49:'TCP PINGPONG'.G56" loext:std-weight="1"/>
      <style:graphic-properties draw:stroke="solid" svg:stroke-width="0cm" svg:stroke-color="#9933ff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3cm" svg:height="7.025cm" xlink:href=".." xlink:type="simple" chart:class="chart:line" chart:style-name="ch1">
        <chart:title svg:x="0.303cm" svg:y="0.171cm" chart:style-name="ch2">
          <text:p>TCP Line Rate</text:p>
        </chart:title>
        <chart:plot-area chart:style-name="ch3" table:cell-range-address="'TCP PINGPONG'.B49:'TCP PINGPONG'.B56 'TCP PINGPONG'.F49:'TCP PINGPONG'.F56" chart:data-source-has-labels="both" svg:x="0.457cm" svg:y="1.233cm" svg:width="12.039cm" svg:height="4.989cm">
          <chartooo:coordinate-region svg:x="1.369cm" svg:y="1.433cm" svg:width="10.755cm" svg:height="4.142cm"/>
          <chart:axis chart:dimension="x" chart:name="primary-x" chart:style-name="ch4" chartooo:axis-type="auto">
            <chartooo:date-scale/>
            <chart:categories table:cell-range-address="'TCP PINGPONG'.B49:'TCP PINGPONG'.B56"/>
          </chart:axis>
          <chart:axis chart:dimension="x" chart:name="secondary-x" chart:style-name="ch5">
            <chart:title svg:x="4.786cm" svg:y="6.403cm" chart:style-name="ch6">
              <text:p>size of packets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2.569cm" svg:y="4.531cm" chart:style-name="ch10">
              <text:p>Efficiency</text:p>
            </chart:title>
          </chart:axis>
          <chart:series chart:attached-axis="primary-y" chart:style-name="ch11" chart:values-cell-range-address="'TCP PINGPONG'.F49:'TCP PINGPONG'.F56" loext:label-string="throughput" chart:class="chart:line">
            <chart:error-indicator chart:style-name="ch12" chart:dimension="y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TCP PINGPONG'.B49:'TCP PINGPONG'.B56</svg:desc>
                </draw:g>
              </table:table-cell>
              <table:table-cell office:value-type="float" office:value="0.0739814826666667">
                <text:p>0.0739814826666667</text:p>
                <draw:g>
                  <svg:desc>'TCP PINGPONG'.F49:'TCP PINGPONG'.F56</svg:desc>
                </draw:g>
              </table:table-cell>
              <table:table-cell office:value-type="float" office:value="0.000930754119688618">
                <text:p>0.000930754119688618</text:p>
                <draw:g>
                  <svg:desc>'TCP PINGPONG'.G49:'TCP PINGPONG'.G56</svg:desc>
                </draw:g>
              </table:table-cell>
              <table:table-cell office:value-type="float" office:value="0.000930754119688618">
                <text:p>0.000930754119688618</text:p>
                <draw:g>
                  <svg:desc>'TCP PINGPONG'.G49:'TCP PINGPONG'.G56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3242794666667">
                <text:p>0.133242794666667</text:p>
              </table:table-cell>
              <table:table-cell office:value-type="float" office:value="0.0053978417144712">
                <text:p>0.0053978417144712</text:p>
              </table:table-cell>
              <table:table-cell office:value-type="float" office:value="0.0053978417144712">
                <text:p>0.00539784171447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3782976">
                <text:p>0.23782976</text:p>
              </table:table-cell>
              <table:table-cell office:value-type="float" office:value="0.00320958234092849">
                <text:p>0.00320958234092849</text:p>
              </table:table-cell>
              <table:table-cell office:value-type="float" office:value="0.00320958234092849">
                <text:p>0.003209582340928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74825962666667">
                <text:p>0.474825962666667</text:p>
              </table:table-cell>
              <table:table-cell office:value-type="float" office:value="0.0039124618403646">
                <text:p>0.0039124618403646</text:p>
              </table:table-cell>
              <table:table-cell office:value-type="float" office:value="0.0039124618403646">
                <text:p>0.003912461840364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16700970666667">
                <text:p>0.916700970666667</text:p>
              </table:table-cell>
              <table:table-cell office:value-type="float" office:value="0.019360154338435">
                <text:p>0.019360154338435</text:p>
              </table:table-cell>
              <table:table-cell office:value-type="float" office:value="0.019360154338435">
                <text:p>0.019360154338435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ans CJK JP Bold'" style:font-style-name="Bold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Noto Sans CJK JP Black'" style:font-style-name="Black" fo:font-size="11pt" fo:font-weight="900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Noto Sans CJK JP Bold'" style:font-style-name="Bold" fo:font-size="11pt" fo:font-weight="bold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DPDK PINGPONG'.G34:'DPDK PINGPONG'.G39" chart:error-lower-range="'DPDK PINGPONG'.G34:'DPDK PINGPONG'.G39"/>
      <style:graphic-properties svg:stroke-width="0.08cm" svg:stroke-color="#dd4814" draw:fill-color="#dd481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DPDK PINGPONG'.G34:'DPDK PINGPONG'.G39" chart:error-lower-range="'DPDK PINGPONG'.G34:'DPDK PINGPONG'.G39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 chart:error-category="cell-range" chart:error-upper-range="'TCP PINGPONG'.G39:'TCP PINGPONG'.G44" chart:error-lower-range="'TCP PINGPONG'.G39:'TCP PINGPONG'.G44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TCP PINGPONG'.G39:'TCP PINGPONG'.G44" chart:error-lower-range="'TCP PINGPONG'.G39:'TCP PINGPONG'.G4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03cm" svg:height="7.025cm" xlink:href=".." xlink:type="simple" chart:class="chart:line" chart:style-name="ch1">
        <chart:title svg:x="0.15cm" svg:y="0.171cm" chart:style-name="ch2">
          <text:p>DPDK Throughput</text:p>
        </chart:title>
        <chart:plot-area chart:style-name="ch3" table:cell-range-address="'DPDK PINGPONG'.B42:'DPDK PINGPONG'.B47 'DPDK PINGPONG'.F34:'DPDK PINGPONG'.F39 'TCP PINGPONG'.F39:'TCP PINGPONG'.F44" chart:data-source-has-labels="both" svg:x="0.086cm" svg:y="1.234cm" svg:width="12.41cm" svg:height="4.988cm">
          <chartooo:coordinate-region svg:x="1.369cm" svg:y="1.433cm" svg:width="10.755cm" svg:height="4.142cm"/>
          <chart:axis chart:dimension="x" chart:name="primary-x" chart:style-name="ch4" chartooo:axis-type="auto">
            <chartooo:date-scale/>
            <chart:categories table:cell-range-address="'DPDK PINGPONG'.B42:'DPDK PINGPONG'.B47"/>
          </chart:axis>
          <chart:axis chart:dimension="x" chart:name="secondary-x" chart:style-name="ch5">
            <chart:title svg:x="4.786cm" svg:y="6.403cm" chart:style-name="ch6">
              <text:p>size of packets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2.363cm" svg:y="4.485cm" chart:style-name="ch10">
              <text:p>MBytes</text:p>
            </chart:title>
          </chart:axis>
          <chart:series chart:attached-axis="primary-y" chart:style-name="ch11" chart:values-cell-range-address="'DPDK PINGPONG'.F34:'DPDK PINGPONG'.F39" loext:label-string="dpdk" chart:class="chart:line">
            <chart:error-indicator chart:style-name="ch12" chart:dimension="y"/>
            <chart:data-point chart:repeated="6"/>
          </chart:series>
          <chart:series chart:attached-axis="primary-y" chart:style-name="ch13" chart:values-cell-range-address="'TCP PINGPONG'.F39:'TCP PINGPONG'.F44" loext:label-string="tcp" chart:class="chart:line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dk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tcp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DPDK PINGPONG'.B42:'DPDK PINGPONG'.B47</svg:desc>
                </draw:g>
              </table:table-cell>
              <table:table-cell office:value-type="float" office:value="234.549083">
                <text:p>234.549083</text:p>
                <draw:g>
                  <svg:desc>'DPDK PINGPONG'.F34:'DPDK PINGPONG'.F39</svg:desc>
                </draw:g>
              </table:table-cell>
              <table:table-cell office:value-type="float" office:value="39.8778756303761">
                <text:p>39.8778756303761</text:p>
                <draw:g>
                  <svg:desc>'DPDK PINGPONG'.G34:'DPDK PINGPONG'.G39</svg:desc>
                </draw:g>
              </table:table-cell>
              <table:table-cell office:value-type="float" office:value="39.8778756303761">
                <text:p>39.8778756303761</text:p>
                <draw:g>
                  <svg:desc>'DPDK PINGPONG'.G34:'DPDK PINGPONG'.G39</svg:desc>
                </draw:g>
              </table:table-cell>
              <table:table-cell office:value-type="float" office:value="50.8219116666667">
                <text:p>50.8219116666667</text:p>
                <draw:g>
                  <svg:desc>'TCP PINGPONG'.F39:'TCP PINGPONG'.F44</svg:desc>
                </draw:g>
              </table:table-cell>
              <table:table-cell office:value-type="float" office:value="0.545814502257252">
                <text:p>0.545814502257252</text:p>
                <draw:g>
                  <svg:desc>'TCP PINGPONG'.G39:'TCP PINGPONG'.G44</svg:desc>
                </draw:g>
              </table:table-cell>
              <table:table-cell office:value-type="float" office:value="0.545814502257252">
                <text:p>0.545814502257252</text:p>
                <draw:g>
                  <svg:desc>'TCP PINGPONG'.G39:'TCP PINGPONG'.G4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2.323157333333">
                <text:p>172.323157333333</text:p>
              </table:table-cell>
              <table:table-cell office:value-type="float" office:value="21.3737382569958">
                <text:p>21.3737382569958</text:p>
              </table:table-cell>
              <table:table-cell office:value-type="float" office:value="21.3737382569958">
                <text:p>21.3737382569958</text:p>
              </table:table-cell>
              <table:table-cell office:value-type="float" office:value="53.73083">
                <text:p>53.73083</text:p>
              </table:table-cell>
              <table:table-cell office:value-type="float" office:value="2.19046655936515">
                <text:p>2.19046655936515</text:p>
              </table:table-cell>
              <table:table-cell office:value-type="float" office:value="2.19046655936515">
                <text:p>2.19046655936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0.850229666667">
                <text:p>120.850229666667</text:p>
              </table:table-cell>
              <table:table-cell office:value-type="float" office:value="1.94391016919876">
                <text:p>1.94391016919876</text:p>
              </table:table-cell>
              <table:table-cell office:value-type="float" office:value="1.94391016919876">
                <text:p>1.94391016919876</text:p>
              </table:table-cell>
              <table:table-cell office:value-type="float" office:value="50.8020246666667">
                <text:p>50.8020246666667</text:p>
              </table:table-cell>
              <table:table-cell office:value-type="float" office:value="0.406554772370626">
                <text:p>0.406554772370626</text:p>
              </table:table-cell>
              <table:table-cell office:value-type="float" office:value="0.406554772370626">
                <text:p>0.4065547723706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9.055114666667">
                <text:p>109.055114666667</text:p>
              </table:table-cell>
              <table:table-cell office:value-type="float" office:value="0.100276168556309">
                <text:p>0.100276168556309</text:p>
              </table:table-cell>
              <table:table-cell office:value-type="float" office:value="0.100276168556309">
                <text:p>0.100276168556309</text:p>
              </table:table-cell>
              <table:table-cell office:value-type="float" office:value="53.1342656666667">
                <text:p>53.1342656666667</text:p>
              </table:table-cell>
              <table:table-cell office:value-type="float" office:value="0.799368451633118">
                <text:p>0.799368451633118</text:p>
              </table:table-cell>
              <table:table-cell office:value-type="float" office:value="0.799368451633118">
                <text:p>0.7993684516331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6.388622666667">
                <text:p>106.388622666667</text:p>
              </table:table-cell>
              <table:table-cell office:value-type="float" office:value="0.0973790762450179">
                <text:p>0.0973790762450179</text:p>
              </table:table-cell>
              <table:table-cell office:value-type="float" office:value="0.0973790762450179">
                <text:p>0.0973790762450179</text:p>
              </table:table-cell>
              <table:table-cell office:value-type="float" office:value="54.9402363333333">
                <text:p>54.9402363333333</text:p>
              </table:table-cell>
              <table:table-cell office:value-type="float" office:value="0.953526906144411">
                <text:p>0.953526906144411</text:p>
              </table:table-cell>
              <table:table-cell office:value-type="float" office:value="0.953526906144411">
                <text:p>0.953526906144411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05438">
                <text:p>0.005438</text:p>
              </table:table-cell>
              <table:table-cell office:value-type="float" office:value="0.000865160678718121">
                <text:p>0.000865160678718121</text:p>
              </table:table-cell>
              <table:table-cell office:value-type="float" office:value="0.000865160678718121">
                <text:p>0.000865160678718121</text:p>
              </table:table-cell>
              <table:table-cell office:value-type="float" office:value="57.206239">
                <text:p>57.206239</text:p>
              </table:table-cell>
              <table:table-cell office:value-type="float" office:value="1.70665806205901">
                <text:p>1.70665806205901</text:p>
              </table:table-cell>
              <table:table-cell office:value-type="float" office:value="1.70665806205901">
                <text:p>1.70665806205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oto Sans CJK JP Bold'" style:font-style-name="Bold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'Noto Sans CJK JP Bold'" style:font-style-name="Bold" fo:font-size="11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Noto Sans CJK JP Bold'" style:font-style-name="Bold" fo:font-size="11pt" fo:font-weight="bold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error-category="cell-range" chart:error-upper-range="'DPDK PINGPONG'.G42:'DPDK PINGPONG'.G47" chart:error-lower-range="'DPDK PINGPONG'.G42:'DPDK PINGPONG'.G47"/>
      <style:graphic-properties svg:stroke-width="0.08cm" svg:stroke-color="#dd4814" draw:fill-color="#dd4814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'DPDK PINGPONG'.G42:'DPDK PINGPONG'.G47" chart:error-lower-range="'DPDK PINGPONG'.G42:'DPDK PINGPONG'.G47" loext:std-weight="1"/>
      <style:graphic-properties draw:stroke="solid" svg:stroke-width="0cm" svg:stroke-color="#9933ff" svg:stroke-opacity="100%" draw:stroke-linejoin="round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03cm" svg:height="7.025cm" xlink:href=".." xlink:type="simple" chart:class="chart:line" chart:style-name="ch1">
        <chart:title svg:x="0.306cm" svg:y="0.173cm" chart:style-name="ch2">
          <text:p>DPDK Line Rate</text:p>
        </chart:title>
        <chart:plot-area chart:style-name="ch3" table:cell-range-address="'DPDK PINGPONG'.B42:'DPDK PINGPONG'.B47 'DPDK PINGPONG'.F42:'DPDK PINGPONG'.F47 'TCP PINGPONG'.F49:'TCP PINGPONG'.F54" chart:data-source-has-labels="both" svg:x="0.457cm" svg:y="1.233cm" svg:width="12.039cm" svg:height="4.989cm">
          <chartooo:coordinate-region svg:x="1.369cm" svg:y="1.433cm" svg:width="10.755cm" svg:height="4.142cm"/>
          <chart:axis chart:dimension="x" chart:name="primary-x" chart:style-name="ch4" chartooo:axis-type="auto">
            <chartooo:date-scale/>
            <chart:categories table:cell-range-address="'DPDK PINGPONG'.B42:'DPDK PINGPONG'.B47"/>
          </chart:axis>
          <chart:axis chart:dimension="x" chart:name="secondary-x" chart:style-name="ch5">
            <chart:title svg:x="4.786cm" svg:y="6.403cm" chart:style-name="ch6">
              <text:p>size of packets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>
            <chart:title svg:x="12.58cm" svg:y="4.805cm" chart:style-name="ch10">
              <text:p>Efficiency</text:p>
            </chart:title>
          </chart:axis>
          <chart:series chart:attached-axis="primary-y" chart:style-name="ch11" chart:values-cell-range-address="'DPDK PINGPONG'.F42:'DPDK PINGPONG'.F47" loext:label-string="dpdk" chart:class="chart:line">
            <chart:error-indicator chart:style-name="ch12" chart:dimension="y"/>
            <chart:data-point chart:repeated="6"/>
          </chart:series>
          <chart:series chart:attached-axis="primary-y" chart:style-name="ch13" chart:values-cell-range-address="'TCP PINGPONG'.F49:'TCP PINGPONG'.F54" loext:label-string="tcp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dk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tcp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'DPDK PINGPONG'.B42:'DPDK PINGPONG'.B47</svg:desc>
                </draw:g>
              </table:table-cell>
              <table:table-cell office:value-type="float" office:value="0.984843434666667">
                <text:p>0.984843434666667</text:p>
                <draw:g>
                  <svg:desc>'DPDK PINGPONG'.F42:'DPDK PINGPONG'.F47</svg:desc>
                </draw:g>
              </table:table-cell>
              <table:table-cell office:value-type="float" office:value="0.0000598703609253263">
                <text:p>0.0000598703609253263</text:p>
                <draw:g>
                  <svg:desc>'DPDK PINGPONG'.G42:'DPDK PINGPONG'.G47</svg:desc>
                </draw:g>
              </table:table-cell>
              <table:table-cell office:value-type="float" office:value="0.0000598703609253263">
                <text:p>0.0000598703609253263</text:p>
                <draw:g>
                  <svg:desc>'DPDK PINGPONG'.G42:'DPDK PINGPONG'.G47</svg:desc>
                </draw:g>
              </table:table-cell>
              <table:table-cell office:value-type="float" office:value="0.0739814826666667">
                <text:p>0.0739814826666667</text:p>
                <draw:g>
                  <svg:desc>'TCP PINGPONG'.F49:'TCP PINGPONG'.F5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78724352">
                <text:p>0.978724352</text:p>
              </table:table-cell>
              <table:table-cell office:value-type="float" office:value="0.0000800438407873951">
                <text:p>0.0000800438407873951</text:p>
              </table:table-cell>
              <table:table-cell office:value-type="float" office:value="0.0000800438407873951">
                <text:p>0.0000800438407873951</text:p>
              </table:table-cell>
              <table:table-cell office:value-type="float" office:value="0.133242794666667">
                <text:p>0.133242794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53080426666667">
                <text:p>0.953080426666667</text:p>
              </table:table-cell>
              <table:table-cell office:value-type="float" office:value="0.00045013597471577">
                <text:p>0.00045013597471577</text:p>
              </table:table-cell>
              <table:table-cell office:value-type="float" office:value="0.00045013597471577">
                <text:p>0.00045013597471577</text:p>
              </table:table-cell>
              <table:table-cell office:value-type="float" office:value="0.23782976">
                <text:p>0.237829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0787584">
                <text:p>0.930787584</text:p>
              </table:table-cell>
              <table:table-cell office:value-type="float" office:value="0.00106206584238836">
                <text:p>0.00106206584238836</text:p>
              </table:table-cell>
              <table:table-cell office:value-type="float" office:value="0.00106206584238836">
                <text:p>0.00106206584238836</text:p>
              </table:table-cell>
              <table:table-cell office:value-type="float" office:value="0.474825962666667">
                <text:p>0.47482596266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86409578666667">
                <text:p>0.886409578666667</text:p>
              </table:table-cell>
              <table:table-cell office:value-type="float" office:value="0.000709146322495802">
                <text:p>0.000709146322495802</text:p>
              </table:table-cell>
              <table:table-cell office:value-type="float" office:value="0.000709146322495802">
                <text:p>0.000709146322495802</text:p>
              </table:table-cell>
              <table:table-cell office:value-type="float" office:value="0.916700970666667">
                <text:p>0.916700970666667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12031712">
                <text:p>0.012031712</text:p>
              </table:table-cell>
              <table:table-cell office:value-type="float" office:value="0.00146260088633366">
                <text:p>0.00146260088633366</text:p>
              </table:table-cell>
              <table:table-cell office:value-type="float" office:value="0.00146260088633366">
                <text:p>0.0014626008863336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